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Microsoft YaHei" style:font-name-complex="DejaVu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Double B</text:p>
          </table:table-cell>
          <table:table-cell office:value-type="float" office:value="0.925613" calcext:value-type="float">
            <text:p>0.925613</text:p>
          </table:table-cell>
          <table:table-cell office:value-type="float" office:value="0.905124" calcext:value-type="float">
            <text:p>0.905124</text:p>
          </table:table-cell>
          <table:table-cell office:value-type="float" office:value="0.934933" calcext:value-type="float">
            <text:p>0.934933</text:p>
          </table:table-cell>
          <table:table-cell office:value-type="float" office:value="0.826938" calcext:value-type="float">
            <text:p>0.826938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99783" calcext:value-type="float">
            <text:p>0.99783</text:p>
          </table:table-cell>
          <table:table-cell office:value-type="float" office:value="0.991958" calcext:value-type="float">
            <text:p>0.991958</text:p>
          </table:table-cell>
          <table:table-cell office:value-type="float" office:value="0.99819" calcext:value-type="float">
            <text:p>0.99819</text:p>
          </table:table-cell>
          <table:table-cell office:value-type="float" office:value="0.99315" calcext:value-type="float">
            <text:p>0.99315</text:p>
          </table:table-cell>
          <table:table-cell/>
          <table:table-cell office:value-type="string" calcext:value-type="string">
            <text:p>Double*single</text:p>
          </table:table-cell>
          <table:table-cell table:style-name="ce1" table:formula="of:=[.H1]*[.B1]" office:value-type="float" office:value="0.92360441979" calcext:value-type="float">
            <text:p>0.92360441979</text:p>
          </table:table-cell>
          <table:table-cell table:formula="of:=[.I1]*[.C1]" office:value-type="float" office:value="0.897844992792" calcext:value-type="float">
            <text:p>0.897844992792</text:p>
          </table:table-cell>
          <table:table-cell table:formula="of:=[.J1]*[.D1]" office:value-type="float" office:value="0.93324077127" calcext:value-type="float">
            <text:p>0.93324077127</text:p>
          </table:table-cell>
          <table:table-cell table:formula="of:=[.K1]*[.E1]" office:value-type="float" office:value="0.8212734747" calcext:value-type="float">
            <text:p>0.82127347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3625" calcext:value-type="float">
            <text:p>0.93625</text:p>
          </table:table-cell>
          <table:table-cell office:value-type="float" office:value="0.933798" calcext:value-type="float">
            <text:p>0.933798</text:p>
          </table:table-cell>
          <table:table-cell office:value-type="float" office:value="0.850099" calcext:value-type="float">
            <text:p>0.850099</text:p>
          </table:table-cell>
          <table:table-cell office:value-type="float" office:value="0.92993" calcext:value-type="float">
            <text:p>0.92993</text:p>
          </table:table-cell>
          <table:table-cell table:number-columns-repeated="2"/>
          <table:table-cell office:value-type="float" office:value="0.999427" calcext:value-type="float">
            <text:p>0.999427</text:p>
          </table:table-cell>
          <table:table-cell office:value-type="float" office:value="0.997875" calcext:value-type="float">
            <text:p>0.997875</text:p>
          </table:table-cell>
          <table:table-cell office:value-type="float" office:value="0.999522" calcext:value-type="float">
            <text:p>0.999522</text:p>
          </table:table-cell>
          <table:table-cell office:value-type="float" office:value="0.99819" calcext:value-type="float">
            <text:p>0.99819</text:p>
          </table:table-cell>
          <table:table-cell table:number-columns-repeated="2"/>
          <table:table-cell table:formula="of:=[.H2]*[.B2]" office:value-type="float" office:value="0.93571352875" calcext:value-type="float">
            <text:p>0.93571352875</text:p>
          </table:table-cell>
          <table:table-cell table:formula="of:=[.I2]*[.C2]" office:value-type="float" office:value="0.93181367925" calcext:value-type="float">
            <text:p>0.93181367925</text:p>
          </table:table-cell>
          <table:table-cell table:formula="of:=[.J2]*[.D2]" office:value-type="float" office:value="0.849692652678" calcext:value-type="float">
            <text:p>0.849692652678</text:p>
          </table:table-cell>
          <table:table-cell table:formula="of:=[.K2]*[.E2]" office:value-type="float" office:value="0.9282468267" calcext:value-type="float">
            <text:p>0.92824682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09439" calcext:value-type="float">
            <text:p>0.909439</text:p>
          </table:table-cell>
          <table:table-cell office:value-type="float" office:value="0.850127" calcext:value-type="float">
            <text:p>0.850127</text:p>
          </table:table-cell>
          <table:table-cell office:value-type="float" office:value="0.926932" calcext:value-type="float">
            <text:p>0.926932</text:p>
          </table:table-cell>
          <table:table-cell office:value-type="float" office:value="0.899754" calcext:value-type="float">
            <text:p>0.899754</text:p>
          </table:table-cell>
          <table:table-cell table:number-columns-repeated="2"/>
          <table:table-cell office:value-type="float" office:value="0.997452" calcext:value-type="float">
            <text:p>0.997452</text:p>
          </table:table-cell>
          <table:table-cell office:value-type="float" office:value="0.990559" calcext:value-type="float">
            <text:p>0.990559</text:p>
          </table:table-cell>
          <table:table-cell office:value-type="float" office:value="0.997875" calcext:value-type="float">
            <text:p>0.997875</text:p>
          </table:table-cell>
          <table:table-cell office:value-type="float" office:value="0.991958" calcext:value-type="float">
            <text:p>0.991958</text:p>
          </table:table-cell>
          <table:table-cell table:number-columns-repeated="2"/>
          <table:table-cell table:formula="of:=[.H3]*[.B3]" office:value-type="float" office:value="0.907121749428" calcext:value-type="float">
            <text:p>0.907121749428</text:p>
          </table:table-cell>
          <table:table-cell table:formula="of:=[.I3]*[.C3]" office:value-type="float" office:value="0.842100950993" calcext:value-type="float">
            <text:p>0.842100950993</text:p>
          </table:table-cell>
          <table:table-cell table:formula="of:=[.J3]*[.D3]" office:value-type="float" office:value="0.9249622695" calcext:value-type="float">
            <text:p>0.9249622695</text:p>
          </table:table-cell>
          <table:table-cell table:formula="of:=[.K3]*[.E3]" office:value-type="float" office:value="0.892518178332" calcext:value-type="float">
            <text:p>0.8925181783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87883" calcext:value-type="float">
            <text:p>0.887883</text:p>
          </table:table-cell>
          <table:table-cell office:value-type="float" office:value="0.915734" calcext:value-type="float">
            <text:p>0.915734</text:p>
          </table:table-cell>
          <table:table-cell office:value-type="float" office:value="0.940895" calcext:value-type="float">
            <text:p>0.940895</text:p>
          </table:table-cell>
          <table:table-cell office:value-type="float" office:value="0.932731" calcext:value-type="float">
            <text:p>0.932731</text:p>
          </table:table-cell>
          <table:table-cell table:number-columns-repeated="2"/>
          <table:table-cell office:value-type="float" office:value="0.999313" calcext:value-type="float">
            <text:p>0.999313</text:p>
          </table:table-cell>
          <table:table-cell office:value-type="float" office:value="0.997452" calcext:value-type="float">
            <text:p>0.997452</text:p>
          </table:table-cell>
          <table:table-cell office:value-type="float" office:value="0.999427" calcext:value-type="float">
            <text:p>0.999427</text:p>
          </table:table-cell>
          <table:table-cell office:value-type="float" office:value="0.99783" calcext:value-type="float">
            <text:p>0.99783</text:p>
          </table:table-cell>
          <table:table-cell table:number-columns-repeated="2"/>
          <table:table-cell table:formula="of:=[.H4]*[.B4]" office:value-type="float" office:value="0.887273024379" calcext:value-type="float">
            <text:p>0.887273024379</text:p>
          </table:table-cell>
          <table:table-cell table:formula="of:=[.I4]*[.C4]" office:value-type="float" office:value="0.913400709768" calcext:value-type="float">
            <text:p>0.913400709768</text:p>
          </table:table-cell>
          <table:table-cell table:formula="of:=[.J4]*[.D4]" office:value-type="float" office:value="0.940355867165" calcext:value-type="float">
            <text:p>0.940355867165</text:p>
          </table:table-cell>
          <table:table-cell table:formula="of:=[.K4]*[.E4]" office:value-type="float" office:value="0.93070697373" calcext:value-type="float">
            <text:p>0.930706973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59526" calcext:value-type="float">
            <text:p>0.0059526</text:p>
          </table:table-cell>
          <table:table-cell office:value-type="float" office:value="0.00996003" calcext:value-type="float">
            <text:p>0.00996003</text:p>
          </table:table-cell>
          <table:table-cell office:value-type="float" office:value="0.00537965" calcext:value-type="float">
            <text:p>0.00537965</text:p>
          </table:table-cell>
          <table:table-cell office:value-type="float" office:value="0.0107742" calcext:value-type="float">
            <text:p>0.0107742</text:p>
          </table:table-cell>
          <table:table-cell table:number-columns-repeated="2"/>
          <table:table-cell office:value-type="float" office:value="0.00575057" calcext:value-type="float">
            <text:p>0.00575057</text:p>
          </table:table-cell>
          <table:table-cell office:value-type="float" office:value="0.00642544" calcext:value-type="float">
            <text:p>0.00642544</text:p>
          </table:table-cell>
          <table:table-cell office:value-type="float" office:value="0.0058781" calcext:value-type="float">
            <text:p>0.0058781</text:p>
          </table:table-cell>
          <table:table-cell office:value-type="float" office:value="0.00768308" calcext:value-type="float">
            <text:p>0.00768308</text:p>
          </table:table-cell>
          <table:table-cell table:number-columns-repeated="2"/>
          <table:table-cell table:formula="of:=SQRT([.H1]*[.H1]*[.B5]*[.B5]+[.B1]*[.B1]*[.H5]*[.H5])" office:value-type="float" office:value="0.00797571672669633" calcext:value-type="float">
            <text:p>0.007975716726696</text:p>
          </table:table-cell>
          <table:table-cell table:formula="of:=SQRT([.I1]*[.I1]*[.C5]*[.C5]+[.C1]*[.C1]*[.I5]*[.I5])" office:value-type="float" office:value="0.0114645892633823" calcext:value-type="float">
            <text:p>0.011464589263382</text:p>
          </table:table-cell>
          <table:table-cell table:formula="of:=SQRT([.J1]*[.J1]*[.D5]*[.D5]+[.D1]*[.D1]*[.J5]*[.J5])" office:value-type="float" office:value="0.00768361303551239" calcext:value-type="float">
            <text:p>0.007683613035512</text:p>
          </table:table-cell>
          <table:table-cell table:formula="of:=SQRT([.K1]*[.K1]*[.E5]*[.E5]+[.E1]*[.E1]*[.K5]*[.K5])" office:value-type="float" office:value="0.012444459539275" calcext:value-type="float">
            <text:p>0.0124444595392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241166" calcext:value-type="float">
            <text:p>0.00241166</text:p>
          </table:table-cell>
          <table:table-cell office:value-type="float" office:value="0.00419444" calcext:value-type="float">
            <text:p>0.00419444</text:p>
          </table:table-cell>
          <table:table-cell office:value-type="float" office:value="0.00315477" calcext:value-type="float">
            <text:p>0.00315477</text:p>
          </table:table-cell>
          <table:table-cell office:value-type="float" office:value="0.00551801" calcext:value-type="float">
            <text:p>0.00551801</text:p>
          </table:table-cell>
          <table:table-cell table:number-columns-repeated="2"/>
          <table:table-cell office:value-type="float" office:value="0.00230816" calcext:value-type="float">
            <text:p>0.00230816</text:p>
          </table:table-cell>
          <table:table-cell office:value-type="float" office:value="0.00401216" calcext:value-type="float">
            <text:p>0.00401216</text:p>
          </table:table-cell>
          <table:table-cell office:value-type="float" office:value="0.00260261" calcext:value-type="float">
            <text:p>0.00260261</text:p>
          </table:table-cell>
          <table:table-cell office:value-type="float" office:value="0.0058781" calcext:value-type="float">
            <text:p>0.0058781</text:p>
          </table:table-cell>
          <table:table-cell table:number-columns-repeated="2"/>
          <table:table-cell table:formula="of:=SQRT([.H2]*[.H2]*[.B6]*[.B6]+[.B2]*[.B2]*[.H6]*[.H6])" office:value-type="float" office:value="0.00323719408993059" calcext:value-type="float">
            <text:p>0.003237194089931</text:p>
          </table:table-cell>
          <table:table-cell table:formula="of:=SQRT([.I2]*[.I2]*[.C6]*[.C6]+[.C2]*[.C2]*[.I6]*[.I6])" office:value-type="float" office:value="0.0056174058977437" calcext:value-type="float">
            <text:p>0.005617405897744</text:p>
          </table:table-cell>
          <table:table-cell table:formula="of:=SQRT([.J2]*[.J2]*[.D6]*[.D6]+[.D2]*[.D2]*[.J6]*[.J6])" office:value-type="float" office:value="0.00385202701416284" calcext:value-type="float">
            <text:p>0.003852027014163</text:p>
          </table:table-cell>
          <table:table-cell table:formula="of:=SQRT([.K2]*[.K2]*[.E6]*[.E6]+[.E2]*[.E2]*[.K6]*[.K6])" office:value-type="float" office:value="0.00776001859712109" calcext:value-type="float">
            <text:p>0.0077600185971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364744" calcext:value-type="float">
            <text:p>0.00364744</text:p>
          </table:table-cell>
          <table:table-cell office:value-type="float" office:value="0.00648421" calcext:value-type="float">
            <text:p>0.00648421</text:p>
          </table:table-cell>
          <table:table-cell office:value-type="float" office:value="0.00427437" calcext:value-type="float">
            <text:p>0.00427437</text:p>
          </table:table-cell>
          <table:table-cell office:value-type="float" office:value="0.00989917" calcext:value-type="float">
            <text:p>0.00989917</text:p>
          </table:table-cell>
          <table:table-cell table:number-columns-repeated="2"/>
          <table:table-cell office:value-type="float" office:value="0.00383582" calcext:value-type="float">
            <text:p>0.00383582</text:p>
          </table:table-cell>
          <table:table-cell office:value-type="float" office:value="0.00490266" calcext:value-type="float">
            <text:p>0.00490266</text:p>
          </table:table-cell>
          <table:table-cell office:value-type="float" office:value="0.00401216" calcext:value-type="float">
            <text:p>0.00401216</text:p>
          </table:table-cell>
          <table:table-cell office:value-type="float" office:value="0.00642544" calcext:value-type="float">
            <text:p>0.00642544</text:p>
          </table:table-cell>
          <table:table-cell table:number-columns-repeated="2"/>
          <table:table-cell table:formula="of:=SQRT([.H3]*[.H3]*[.B7]*[.B7]+[.B3]*[.B3]*[.H7]*[.H7])" office:value-type="float" office:value="0.00504037224177269" calcext:value-type="float">
            <text:p>0.005040372241773</text:p>
          </table:table-cell>
          <table:table-cell table:formula="of:=SQRT([.I3]*[.I3]*[.C7]*[.C7]+[.C3]*[.C3]*[.I7]*[.I7])" office:value-type="float" office:value="0.0076567674390849" calcext:value-type="float">
            <text:p>0.007656767439085</text:p>
          </table:table-cell>
          <table:table-cell table:formula="of:=SQRT([.J3]*[.J3]*[.D7]*[.D7]+[.D3]*[.D3]*[.J7]*[.J7])" office:value-type="float" office:value="0.00565894249069228" calcext:value-type="float">
            <text:p>0.005658942490692</text:p>
          </table:table-cell>
          <table:table-cell table:formula="of:=SQRT([.K3]*[.K3]*[.E7]*[.E7]+[.E3]*[.E3]*[.K7]*[.K7])" office:value-type="float" office:value="0.0113950595810619" calcext:value-type="float">
            <text:p>0.0113950595810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207155" calcext:value-type="float">
            <text:p>0.00207155</text:p>
          </table:table-cell>
          <table:table-cell office:value-type="float" office:value="0.00352713" calcext:value-type="float">
            <text:p>0.00352713</text:p>
          </table:table-cell>
          <table:table-cell office:value-type="float" office:value="0.0023784" calcext:value-type="float">
            <text:p>0.0023784</text:p>
          </table:table-cell>
          <table:table-cell office:value-type="float" office:value="0.00585034" calcext:value-type="float">
            <text:p>0.00585034</text:p>
          </table:table-cell>
          <table:table-cell table:number-columns-repeated="2"/>
          <table:table-cell office:value-type="float" office:value="0.00197334" calcext:value-type="float">
            <text:p>0.00197334</text:p>
          </table:table-cell>
          <table:table-cell office:value-type="float" office:value="0.00383582" calcext:value-type="float">
            <text:p>0.00383582</text:p>
          </table:table-cell>
          <table:table-cell office:value-type="float" office:value="0.00230816" calcext:value-type="float">
            <text:p>0.00230816</text:p>
          </table:table-cell>
          <table:table-cell office:value-type="float" office:value="0.00575057" calcext:value-type="float">
            <text:p>0.00575057</text:p>
          </table:table-cell>
          <table:table-cell table:number-columns-repeated="2"/>
          <table:table-cell table:formula="of:=SQRT([.H4]*[.H4]*[.B8]*[.B8]+[.B4]*[.B4]*[.H8]*[.H8])" office:value-type="float" office:value="0.00271205866114102" calcext:value-type="float">
            <text:p>0.002712058661141</text:p>
          </table:table-cell>
          <table:table-cell table:formula="of:=SQRT([.I4]*[.I4]*[.C8]*[.C8]+[.C4]*[.C4]*[.I8]*[.I8])" office:value-type="float" office:value="0.00497148100110542" calcext:value-type="float">
            <text:p>0.004971481001105</text:p>
          </table:table-cell>
          <table:table-cell table:formula="of:=SQRT([.J4]*[.J4]*[.D8]*[.D8]+[.D4]*[.D4]*[.J8]*[.J8])" office:value-type="float" office:value="0.00321974282764616" calcext:value-type="float">
            <text:p>0.003219742827646</text:p>
          </table:table-cell>
          <table:table-cell table:formula="of:=SQRT([.K4]*[.K4]*[.E8]*[.E8]+[.E4]*[.E4]*[.K8]*[.K8])" office:value-type="float" office:value="0.00792765718978005" calcext:value-type="float">
            <text:p>0.00792765718978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ouble C</text:p>
          </table:table-cell>
          <table:table-cell office:value-type="float" office:value="0.871731" calcext:value-type="float">
            <text:p>0.871731</text:p>
          </table:table-cell>
          <table:table-cell office:value-type="float" office:value="0.923533" calcext:value-type="float">
            <text:p>0.923533</text:p>
          </table:table-cell>
          <table:table-cell office:value-type="float" office:value="0.846653" calcext:value-type="float">
            <text:p>0.846653</text:p>
          </table:table-cell>
          <table:table-cell office:value-type="float" office:value="0.702885" calcext:value-type="float">
            <text:p>0.702885</text:p>
          </table:table-cell>
          <table:table-cell table:number-columns-repeated="2"/>
          <table:table-cell office:value-type="float" office:value="0.997664" calcext:value-type="float">
            <text:p>0.997664</text:p>
          </table:table-cell>
          <table:table-cell office:value-type="float" office:value="0.997926" calcext:value-type="float">
            <text:p>0.997926</text:p>
          </table:table-cell>
          <table:table-cell office:value-type="float" office:value="0.998865" calcext:value-type="float">
            <text:p>0.998865</text:p>
          </table:table-cell>
          <table:table-cell office:value-type="float" office:value="0.996813" calcext:value-type="float">
            <text:p>0.996813</text:p>
          </table:table-cell>
          <table:table-cell table:number-columns-repeated="2"/>
          <table:table-cell table:formula="of:=[.H10]*[.B10]" office:value-type="float" office:value="0.869694636384" calcext:value-type="float">
            <text:p>0.869694636384</text:p>
          </table:table-cell>
          <table:table-cell table:formula="of:=[.I10]*[.C10]" office:value-type="float" office:value="0.921617592558" calcext:value-type="float">
            <text:p>0.921617592558</text:p>
          </table:table-cell>
          <table:table-cell table:formula="of:=[.J10]*[.D10]" office:value-type="float" office:value="0.845692048845" calcext:value-type="float">
            <text:p>0.845692048845</text:p>
          </table:table-cell>
          <table:table-cell table:formula="of:=[.K10]*[.E10]" office:value-type="float" office:value="0.700644905505" calcext:value-type="float">
            <text:p>0.7006449055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90271" calcext:value-type="float">
            <text:p>0.890271</text:p>
          </table:table-cell>
          <table:table-cell office:value-type="float" office:value="0.920255" calcext:value-type="float">
            <text:p>0.920255</text:p>
          </table:table-cell>
          <table:table-cell office:value-type="float" office:value="0.827112" calcext:value-type="float">
            <text:p>0.827112</text:p>
          </table:table-cell>
          <table:table-cell office:value-type="float" office:value="0.903836" calcext:value-type="float">
            <text:p>0.903836</text:p>
          </table:table-cell>
          <table:table-cell table:number-columns-repeated="2"/>
          <table:table-cell office:value-type="float" office:value="0.999168" calcext:value-type="float">
            <text:p>0.999168</text:p>
          </table:table-cell>
          <table:table-cell office:value-type="float" office:value="0.999261" calcext:value-type="float">
            <text:p>0.999261</text:p>
          </table:table-cell>
          <table:table-cell office:value-type="float" office:value="0.999596" calcext:value-type="float">
            <text:p>0.999596</text:p>
          </table:table-cell>
          <table:table-cell office:value-type="float" office:value="0.998865" calcext:value-type="float">
            <text:p>0.998865</text:p>
          </table:table-cell>
          <table:table-cell table:number-columns-repeated="2"/>
          <table:table-cell table:formula="of:=[.H11]*[.B11]" office:value-type="float" office:value="0.889530294528" calcext:value-type="float">
            <text:p>0.889530294528</text:p>
          </table:table-cell>
          <table:table-cell table:formula="of:=[.I11]*[.C11]" office:value-type="float" office:value="0.919574931555" calcext:value-type="float">
            <text:p>0.919574931555</text:p>
          </table:table-cell>
          <table:table-cell table:formula="of:=[.J11]*[.D11]" office:value-type="float" office:value="0.826777846752" calcext:value-type="float">
            <text:p>0.826777846752</text:p>
          </table:table-cell>
          <table:table-cell table:formula="of:=[.K11]*[.E11]" office:value-type="float" office:value="0.90281014614" calcext:value-type="float">
            <text:p>0.902810146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0496" calcext:value-type="float">
            <text:p>0.90496</text:p>
          </table:table-cell>
          <table:table-cell office:value-type="float" office:value="0.822234" calcext:value-type="float">
            <text:p>0.822234</text:p>
          </table:table-cell>
          <table:table-cell office:value-type="float" office:value="0.894734" calcext:value-type="float">
            <text:p>0.894734</text:p>
          </table:table-cell>
          <table:table-cell office:value-type="float" office:value="0.92841" calcext:value-type="float">
            <text:p>0.92841</text:p>
          </table:table-cell>
          <table:table-cell table:number-columns-repeated="2"/>
          <table:table-cell office:value-type="float" office:value="0.99848" calcext:value-type="float">
            <text:p>0.99848</text:p>
          </table:table-cell>
          <table:table-cell office:value-type="float" office:value="0.99865" calcext:value-type="float">
            <text:p>0.99865</text:p>
          </table:table-cell>
          <table:table-cell office:value-type="float" office:value="0.999261" calcext:value-type="float">
            <text:p>0.999261</text:p>
          </table:table-cell>
          <table:table-cell office:value-type="float" office:value="0.997926" calcext:value-type="float">
            <text:p>0.997926</text:p>
          </table:table-cell>
          <table:table-cell table:number-columns-repeated="2"/>
          <table:table-cell table:formula="of:=[.H12]*[.B12]" office:value-type="float" office:value="0.9035844608" calcext:value-type="float">
            <text:p>0.9035844608</text:p>
          </table:table-cell>
          <table:table-cell table:formula="of:=[.I12]*[.C12]" office:value-type="float" office:value="0.8211239841" calcext:value-type="float">
            <text:p>0.8211239841</text:p>
          </table:table-cell>
          <table:table-cell table:formula="of:=[.J12]*[.D12]" office:value-type="float" office:value="0.894072791574" calcext:value-type="float">
            <text:p>0.894072791574</text:p>
          </table:table-cell>
          <table:table-cell table:formula="of:=[.K12]*[.E12]" office:value-type="float" office:value="0.92648447766" calcext:value-type="float">
            <text:p>0.926484477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39112" calcext:value-type="float">
            <text:p>0.839112</text:p>
          </table:table-cell>
          <table:table-cell office:value-type="float" office:value="0.876769" calcext:value-type="float">
            <text:p>0.876769</text:p>
          </table:table-cell>
          <table:table-cell office:value-type="float" office:value="0.906251" calcext:value-type="float">
            <text:p>0.906251</text:p>
          </table:table-cell>
          <table:table-cell office:value-type="float" office:value="0.900062" calcext:value-type="float">
            <text:p>0.900062</text:p>
          </table:table-cell>
          <table:table-cell table:number-columns-repeated="2"/>
          <table:table-cell office:value-type="float" office:value="0.998288" calcext:value-type="float">
            <text:p>0.998288</text:p>
          </table:table-cell>
          <table:table-cell office:value-type="float" office:value="0.99848" calcext:value-type="float">
            <text:p>0.99848</text:p>
          </table:table-cell>
          <table:table-cell office:value-type="float" office:value="0.999168" calcext:value-type="float">
            <text:p>0.999168</text:p>
          </table:table-cell>
          <table:table-cell office:value-type="float" office:value="0.997664" calcext:value-type="float">
            <text:p>0.997664</text:p>
          </table:table-cell>
          <table:table-cell table:number-columns-repeated="2"/>
          <table:table-cell table:formula="of:=[.H13]*[.B13]" office:value-type="float" office:value="0.837675440256" calcext:value-type="float">
            <text:p>0.837675440256</text:p>
          </table:table-cell>
          <table:table-cell table:formula="of:=[.I13]*[.C13]" office:value-type="float" office:value="0.87543631112" calcext:value-type="float">
            <text:p>0.87543631112</text:p>
          </table:table-cell>
          <table:table-cell table:formula="of:=[.J13]*[.D13]" office:value-type="float" office:value="0.905496999168" calcext:value-type="float">
            <text:p>0.905496999168</text:p>
          </table:table-cell>
          <table:table-cell table:formula="of:=[.K13]*[.E13]" office:value-type="float" office:value="0.897959455168" calcext:value-type="float">
            <text:p>0.8979594551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291685" calcext:value-type="float">
            <text:p>0.0291685</text:p>
          </table:table-cell>
          <table:table-cell office:value-type="float" office:value="0.0391266" calcext:value-type="float">
            <text:p>0.0391266</text:p>
          </table:table-cell>
          <table:table-cell office:value-type="float" office:value="0.0263128" calcext:value-type="float">
            <text:p>0.0263128</text:p>
          </table:table-cell>
          <table:table-cell office:value-type="float" office:value="0.0550392" calcext:value-type="float">
            <text:p>0.0550392</text:p>
          </table:table-cell>
          <table:table-cell table:number-columns-repeated="2"/>
          <table:table-cell office:value-type="float" office:value="0.0244512" calcext:value-type="float">
            <text:p>0.0244512</text:p>
          </table:table-cell>
          <table:table-cell office:value-type="float" office:value="0.0258863" calcext:value-type="float">
            <text:p>0.0258863</text:p>
          </table:table-cell>
          <table:table-cell office:value-type="float" office:value="0.0251887" calcext:value-type="float">
            <text:p>0.0251887</text:p>
          </table:table-cell>
          <table:table-cell office:value-type="float" office:value="0.033168" calcext:value-type="float">
            <text:p>0.033168</text:p>
          </table:table-cell>
          <table:table-cell table:number-columns-repeated="2"/>
          <table:table-cell table:formula="of:=SQRT([.H10]*[.H10]*[.B14]*[.B14]+[.B10]*[.B10]*[.H14]*[.H14])" office:value-type="float" office:value="0.0360715224592311" calcext:value-type="float">
            <text:p>0.036071522459231</text:p>
          </table:table-cell>
          <table:table-cell table:formula="of:=SQRT([.I10]*[.I10]*[.C14]*[.C14]+[.C10]*[.C10]*[.I14]*[.I14])" office:value-type="float" office:value="0.0457830193880989" calcext:value-type="float">
            <text:p>0.045783019388099</text:p>
          </table:table-cell>
          <table:table-cell table:formula="of:=SQRT([.J10]*[.J10]*[.D14]*[.D14]+[.D10]*[.D10]*[.J14]*[.J14])" office:value-type="float" office:value="0.0338466352550288" calcext:value-type="float">
            <text:p>0.033846635255029</text:p>
          </table:table-cell>
          <table:table-cell table:formula="of:=SQRT([.K10]*[.K10]*[.E14]*[.E14]+[.E10]*[.E10]*[.K14]*[.K14])" office:value-type="float" office:value="0.059611617462578" calcext:value-type="float">
            <text:p>0.0596116174625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16404" calcext:value-type="float">
            <text:p>0.0116404</text:p>
          </table:table-cell>
          <table:table-cell office:value-type="float" office:value="0.0180666" calcext:value-type="float">
            <text:p>0.0180666</text:p>
          </table:table-cell>
          <table:table-cell office:value-type="float" office:value="0.0138243" calcext:value-type="float">
            <text:p>0.0138243</text:p>
          </table:table-cell>
          <table:table-cell office:value-type="float" office:value="0.0256936" calcext:value-type="float">
            <text:p>0.0256936</text:p>
          </table:table-cell>
          <table:table-cell table:number-columns-repeated="2"/>
          <table:table-cell office:value-type="float" office:value="0.0102937" calcext:value-type="float">
            <text:p>0.0102937</text:p>
          </table:table-cell>
          <table:table-cell office:value-type="float" office:value="0.0133597" calcext:value-type="float">
            <text:p>0.0133597</text:p>
          </table:table-cell>
          <table:table-cell office:value-type="float" office:value="0.0115272" calcext:value-type="float">
            <text:p>0.0115272</text:p>
          </table:table-cell>
          <table:table-cell office:value-type="float" office:value="0.0251887" calcext:value-type="float">
            <text:p>0.0251887</text:p>
          </table:table-cell>
          <table:table-cell table:number-columns-repeated="2"/>
          <table:table-cell table:formula="of:=SQRT([.H11]*[.H11]*[.B15]*[.B15]+[.B11]*[.B11]*[.H15]*[.H15])" office:value-type="float" office:value="0.0148072880149645" calcext:value-type="float">
            <text:p>0.014807288014965</text:p>
          </table:table-cell>
          <table:table-cell table:formula="of:=SQRT([.I11]*[.I11]*[.C15]*[.C15]+[.C11]*[.C11]*[.I15]*[.I15])" office:value-type="float" office:value="0.0218419403795827" calcext:value-type="float">
            <text:p>0.021841940379583</text:p>
          </table:table-cell>
          <table:table-cell table:formula="of:=SQRT([.J11]*[.J11]*[.D15]*[.D15]+[.D11]*[.D11]*[.J15]*[.J15])" office:value-type="float" office:value="0.0167886712621725" calcext:value-type="float">
            <text:p>0.016788671262173</text:p>
          </table:table-cell>
          <table:table-cell table:formula="of:=SQRT([.K11]*[.K11]*[.E15]*[.E15]+[.E11]*[.E11]*[.K15]*[.K15])" office:value-type="float" office:value="0.0343070661350124" calcext:value-type="float">
            <text:p>0.0343070661350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57329" calcext:value-type="float">
            <text:p>0.0157329</text:p>
          </table:table-cell>
          <table:table-cell office:value-type="float" office:value="0.0281527" calcext:value-type="float">
            <text:p>0.0281527</text:p>
          </table:table-cell>
          <table:table-cell office:value-type="float" office:value="0.0202705" calcext:value-type="float">
            <text:p>0.0202705</text:p>
          </table:table-cell>
          <table:table-cell office:value-type="float" office:value="0.0397759" calcext:value-type="float">
            <text:p>0.0397759</text:p>
          </table:table-cell>
          <table:table-cell table:number-columns-repeated="2"/>
          <table:table-cell office:value-type="float" office:value="0.0122884" calcext:value-type="float">
            <text:p>0.0122884</text:p>
          </table:table-cell>
          <table:table-cell office:value-type="float" office:value="0.0149181" calcext:value-type="float">
            <text:p>0.0149181</text:p>
          </table:table-cell>
          <table:table-cell office:value-type="float" office:value="0.0133597" calcext:value-type="float">
            <text:p>0.0133597</text:p>
          </table:table-cell>
          <table:table-cell office:value-type="float" office:value="0.0258863" calcext:value-type="float">
            <text:p>0.0258863</text:p>
          </table:table-cell>
          <table:table-cell table:number-columns-repeated="2"/>
          <table:table-cell table:formula="of:=SQRT([.H12]*[.H12]*[.B16]*[.B16]+[.B12]*[.B12]*[.H16]*[.H16])" office:value-type="float" office:value="0.0192467658030326" calcext:value-type="float">
            <text:p>0.019246765803033</text:p>
          </table:table-cell>
          <table:table-cell table:formula="of:=SQRT([.I12]*[.I12]*[.C16]*[.C16]+[.C12]*[.C12]*[.I16]*[.I16])" office:value-type="float" office:value="0.0306740103893407" calcext:value-type="float">
            <text:p>0.030674010389341</text:p>
          </table:table-cell>
          <table:table-cell table:formula="of:=SQRT([.J12]*[.J12]*[.D16]*[.D16]+[.D12]*[.D12]*[.J16]*[.J16])" office:value-type="float" office:value="0.023519552203319" calcext:value-type="float">
            <text:p>0.023519552203319</text:p>
          </table:table-cell>
          <table:table-cell table:formula="of:=SQRT([.K12]*[.K12]*[.E16]*[.E16]+[.E12]*[.E12]*[.K16]*[.K16])" office:value-type="float" office:value="0.0464021149138536" calcext:value-type="float">
            <text:p>0.0464021149138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957668" calcext:value-type="float">
            <text:p>0.00957668</text:p>
          </table:table-cell>
          <table:table-cell office:value-type="float" office:value="0.0163319" calcext:value-type="float">
            <text:p>0.0163319</text:p>
          </table:table-cell>
          <table:table-cell office:value-type="float" office:value="0.0114169" calcext:value-type="float">
            <text:p>0.0114169</text:p>
          </table:table-cell>
          <table:table-cell office:value-type="float" office:value="0.0273534" calcext:value-type="float">
            <text:p>0.0273534</text:p>
          </table:table-cell>
          <table:table-cell table:number-columns-repeated="2"/>
          <table:table-cell office:value-type="float" office:value="0.00895088" calcext:value-type="float">
            <text:p>0.00895088</text:p>
          </table:table-cell>
          <table:table-cell office:value-type="float" office:value="0.0122884" calcext:value-type="float">
            <text:p>0.0122884</text:p>
          </table:table-cell>
          <table:table-cell office:value-type="float" office:value="0.0102937" calcext:value-type="float">
            <text:p>0.0102937</text:p>
          </table:table-cell>
          <table:table-cell office:value-type="float" office:value="0.0244512" calcext:value-type="float">
            <text:p>0.0244512</text:p>
          </table:table-cell>
          <table:table-cell table:number-columns-repeated="2"/>
          <table:table-cell table:formula="of:=SQRT([.H13]*[.H13]*[.B17]*[.B17]+[.B13]*[.B13]*[.H17]*[.H17])" office:value-type="float" office:value="0.0121577556613486" calcext:value-type="float">
            <text:p>0.012157755661349</text:p>
          </table:table-cell>
          <table:table-cell table:formula="of:=SQRT([.I13]*[.I13]*[.C17]*[.C17]+[.C13]*[.C13]*[.I17]*[.I17])" office:value-type="float" office:value="0.0195448634647538" calcext:value-type="float">
            <text:p>0.019544863464754</text:p>
          </table:table-cell>
          <table:table-cell table:formula="of:=SQRT([.J13]*[.J13]*[.D17]*[.D17]+[.D13]*[.D13]*[.J17]*[.J17])" office:value-type="float" office:value="0.0147361119413078" calcext:value-type="float">
            <text:p>0.014736111941308</text:p>
          </table:table-cell>
          <table:table-cell table:formula="of:=SQRT([.K13]*[.K13]*[.E17]*[.E17]+[.E13]*[.E13]*[.K17]*[.K17])" office:value-type="float" office:value="0.035057826871553" calcext:value-type="float">
            <text:p>0.035057826871553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ouble D</text:p>
          </table:table-cell>
          <table:table-cell office:value-type="float" office:value="0.875376" calcext:value-type="float">
            <text:p>0.875376</text:p>
          </table:table-cell>
          <table:table-cell office:value-type="float" office:value="0.928875" calcext:value-type="float">
            <text:p>0.928875</text:p>
          </table:table-cell>
          <table:table-cell office:value-type="float" office:value="0.919364" calcext:value-type="float">
            <text:p>0.919364</text:p>
          </table:table-cell>
          <table:table-cell office:value-type="float" office:value="0.774449" calcext:value-type="float">
            <text:p>0.774449</text:p>
          </table:table-cell>
          <table:table-cell table:number-columns-repeated="2"/>
          <table:table-cell office:value-type="float" office:value="0.99916" calcext:value-type="float">
            <text:p>0.99916</text:p>
          </table:table-cell>
          <table:table-cell office:value-type="float" office:value="0.999202" calcext:value-type="float">
            <text:p>0.999202</text:p>
          </table:table-cell>
          <table:table-cell office:value-type="float" office:value="0.999574" calcext:value-type="float">
            <text:p>0.999574</text:p>
          </table:table-cell>
          <table:table-cell office:value-type="float" office:value="0.999447" calcext:value-type="float">
            <text:p>0.999447</text:p>
          </table:table-cell>
          <table:table-cell table:number-columns-repeated="2"/>
          <table:table-cell table:formula="of:=[.H19]*[.B19]" office:value-type="float" office:value="0.87464068416" calcext:value-type="float">
            <text:p>0.87464068416</text:p>
          </table:table-cell>
          <table:table-cell table:formula="of:=[.I19]*[.C19]" office:value-type="float" office:value="0.92813375775" calcext:value-type="float">
            <text:p>0.92813375775</text:p>
          </table:table-cell>
          <table:table-cell table:formula="of:=[.J19]*[.D19]" office:value-type="float" office:value="0.918972350936" calcext:value-type="float">
            <text:p>0.918972350936</text:p>
          </table:table-cell>
          <table:table-cell table:formula="of:=[.K19]*[.E19]" office:value-type="float" office:value="0.774020729703" calcext:value-type="float">
            <text:p>0.7740207297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02234" calcext:value-type="float">
            <text:p>0.902234</text:p>
          </table:table-cell>
          <table:table-cell office:value-type="float" office:value="0.937034" calcext:value-type="float">
            <text:p>0.937034</text:p>
          </table:table-cell>
          <table:table-cell office:value-type="float" office:value="0.833221" calcext:value-type="float">
            <text:p>0.833221</text:p>
          </table:table-cell>
          <table:table-cell office:value-type="float" office:value="0.879303" calcext:value-type="float">
            <text:p>0.879303</text:p>
          </table:table-cell>
          <table:table-cell table:number-columns-repeated="2"/>
          <table:table-cell office:value-type="float" office:value="0.999353" calcext:value-type="float">
            <text:p>0.999353</text:p>
          </table:table-cell>
          <table:table-cell office:value-type="float" office:value="0.999385" calcext:value-type="float">
            <text:p>0.999385</text:p>
          </table:table-cell>
          <table:table-cell office:value-type="float" office:value="0.999672" calcext:value-type="float">
            <text:p>0.999672</text:p>
          </table:table-cell>
          <table:table-cell office:value-type="float" office:value="0.999574" calcext:value-type="float">
            <text:p>0.999574</text:p>
          </table:table-cell>
          <table:table-cell table:number-columns-repeated="2"/>
          <table:table-cell table:formula="of:=[.H20]*[.B20]" office:value-type="float" office:value="0.901650254602" calcext:value-type="float">
            <text:p>0.901650254602</text:p>
          </table:table-cell>
          <table:table-cell table:formula="of:=[.I20]*[.C20]" office:value-type="float" office:value="0.93645772409" calcext:value-type="float">
            <text:p>0.93645772409</text:p>
          </table:table-cell>
          <table:table-cell table:formula="of:=[.J20]*[.D20]" office:value-type="float" office:value="0.832947703512" calcext:value-type="float">
            <text:p>0.832947703512</text:p>
          </table:table-cell>
          <table:table-cell table:formula="of:=[.K20]*[.E20]" office:value-type="float" office:value="0.878928416922" calcext:value-type="float">
            <text:p>0.8789284169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9958" calcext:value-type="float">
            <text:p>0.89958</text:p>
          </table:table-cell>
          <table:table-cell office:value-type="float" office:value="0.855489" calcext:value-type="float">
            <text:p>0.855489</text:p>
          </table:table-cell>
          <table:table-cell office:value-type="float" office:value="0.921776" calcext:value-type="float">
            <text:p>0.921776</text:p>
          </table:table-cell>
          <table:table-cell office:value-type="float" office:value="0.8749" calcext:value-type="float">
            <text:p>0.8749</text:p>
          </table:table-cell>
          <table:table-cell table:number-columns-repeated="2"/>
          <table:table-cell office:value-type="float" office:value="0.998787" calcext:value-type="float">
            <text:p>0.998787</text:p>
          </table:table-cell>
          <table:table-cell office:value-type="float" office:value="0.998848" calcext:value-type="float">
            <text:p>0.998848</text:p>
          </table:table-cell>
          <table:table-cell office:value-type="float" office:value="0.999385" calcext:value-type="float">
            <text:p>0.999385</text:p>
          </table:table-cell>
          <table:table-cell office:value-type="float" office:value="0.999202" calcext:value-type="float">
            <text:p>0.999202</text:p>
          </table:table-cell>
          <table:table-cell table:number-columns-repeated="2"/>
          <table:table-cell table:formula="of:=[.H21]*[.B21]" office:value-type="float" office:value="0.89848880946" calcext:value-type="float">
            <text:p>0.89848880946</text:p>
          </table:table-cell>
          <table:table-cell table:formula="of:=[.I21]*[.C21]" office:value-type="float" office:value="0.854503476672" calcext:value-type="float">
            <text:p>0.854503476672</text:p>
          </table:table-cell>
          <table:table-cell table:formula="of:=[.J21]*[.D21]" office:value-type="float" office:value="0.92120910776" calcext:value-type="float">
            <text:p>0.92120910776</text:p>
          </table:table-cell>
          <table:table-cell table:formula="of:=[.K21]*[.E21]" office:value-type="float" office:value="0.8742018298" calcext:value-type="float">
            <text:p>0.87420182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47547" calcext:value-type="float">
            <text:p>0.847547</text:p>
          </table:table-cell>
          <table:table-cell office:value-type="float" office:value="0.888724" calcext:value-type="float">
            <text:p>0.888724</text:p>
          </table:table-cell>
          <table:table-cell office:value-type="float" office:value="0.904476" calcext:value-type="float">
            <text:p>0.904476</text:p>
          </table:table-cell>
          <table:table-cell office:value-type="float" office:value="0.904839" calcext:value-type="float">
            <text:p>0.904839</text:p>
          </table:table-cell>
          <table:table-cell table:number-columns-repeated="2"/>
          <table:table-cell office:value-type="float" office:value="0.998724" calcext:value-type="float">
            <text:p>0.998724</text:p>
          </table:table-cell>
          <table:table-cell office:value-type="float" office:value="0.998787" calcext:value-type="float">
            <text:p>0.998787</text:p>
          </table:table-cell>
          <table:table-cell office:value-type="float" office:value="0.999353" calcext:value-type="float">
            <text:p>0.999353</text:p>
          </table:table-cell>
          <table:table-cell office:value-type="float" office:value="0.99916" calcext:value-type="float">
            <text:p>0.99916</text:p>
          </table:table-cell>
          <table:table-cell table:number-columns-repeated="2"/>
          <table:table-cell table:formula="of:=[.H22]*[.B22]" office:value-type="float" office:value="0.846465530028" calcext:value-type="float">
            <text:p>0.846465530028</text:p>
          </table:table-cell>
          <table:table-cell table:formula="of:=[.I22]*[.C22]" office:value-type="float" office:value="0.887645977788" calcext:value-type="float">
            <text:p>0.887645977788</text:p>
          </table:table-cell>
          <table:table-cell table:formula="of:=[.J22]*[.D22]" office:value-type="float" office:value="0.903890804028" calcext:value-type="float">
            <text:p>0.903890804028</text:p>
          </table:table-cell>
          <table:table-cell table:formula="of:=[.K22]*[.E22]" office:value-type="float" office:value="0.90407893524" calcext:value-type="float">
            <text:p>0.904078935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226369" calcext:value-type="float">
            <text:p>0.0226369</text:p>
          </table:table-cell>
          <table:table-cell office:value-type="float" office:value="0.0303587" calcext:value-type="float">
            <text:p>0.0303587</text:p>
          </table:table-cell>
          <table:table-cell office:value-type="float" office:value="0.0187022" calcext:value-type="float">
            <text:p>0.0187022</text:p>
          </table:table-cell>
          <table:table-cell office:value-type="float" office:value="0.0380785" calcext:value-type="float">
            <text:p>0.0380785</text:p>
          </table:table-cell>
          <table:table-cell table:number-columns-repeated="2"/>
          <table:table-cell office:value-type="float" office:value="0.0180699" calcext:value-type="float">
            <text:p>0.0180699</text:p>
          </table:table-cell>
          <table:table-cell office:value-type="float" office:value="0.0201179" calcext:value-type="float">
            <text:p>0.0201179</text:p>
          </table:table-cell>
          <table:table-cell office:value-type="float" office:value="0.0189641" calcext:value-type="float">
            <text:p>0.0189641</text:p>
          </table:table-cell>
          <table:table-cell office:value-type="float" office:value="0.0254968" calcext:value-type="float">
            <text:p>0.0254968</text:p>
          </table:table-cell>
          <table:table-cell table:number-columns-repeated="2"/>
          <table:table-cell table:style-name="ce1" table:formula="of:=SQRT([.H19]*[.H19]*[.B23]*[.B23]+[.B19]*[.B19]*[.H23]*[.H23])" office:value-type="float" office:value="0.0276002985278066" calcext:value-type="float">
            <text:p>0.027600298527807</text:p>
          </table:table-cell>
          <table:table-cell table:style-name="ce1" table:formula="of:=SQRT([.I19]*[.I19]*[.C23]*[.C23]+[.C19]*[.C19]*[.I23]*[.I23])" office:value-type="float" office:value="0.0356284269077751" calcext:value-type="float">
            <text:p>0.035628426907775</text:p>
          </table:table-cell>
          <table:table-cell table:style-name="ce1" table:formula="of:=SQRT([.J19]*[.J19]*[.D23]*[.D23]+[.D19]*[.D19]*[.J23]*[.J23])" office:value-type="float" office:value="0.0255626770519508" calcext:value-type="float">
            <text:p>0.025562677051951</text:p>
          </table:table-cell>
          <table:table-cell table:style-name="ce1" table:formula="of:=SQRT([.K19]*[.K19]*[.E23]*[.E23]+[.E19]*[.E19]*[.K23]*[.K23])" office:value-type="float" office:value="0.0428750780475116" calcext:value-type="float">
            <text:p>0.0428750780475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875903" calcext:value-type="float">
            <text:p>0.00875903</text:p>
          </table:table-cell>
          <table:table-cell office:value-type="float" office:value="0.0134626" calcext:value-type="float">
            <text:p>0.0134626</text:p>
          </table:table-cell>
          <table:table-cell office:value-type="float" office:value="0.0107531" calcext:value-type="float">
            <text:p>0.0107531</text:p>
          </table:table-cell>
          <table:table-cell office:value-type="float" office:value="0.0202115" calcext:value-type="float">
            <text:p>0.0202115</text:p>
          </table:table-cell>
          <table:table-cell table:number-columns-repeated="2"/>
          <table:table-cell office:value-type="float" office:value="0.00615561" calcext:value-type="float">
            <text:p>0.00615561</text:p>
          </table:table-cell>
          <table:table-cell office:value-type="float" office:value="0.0107705" calcext:value-type="float">
            <text:p>0.0107705</text:p>
          </table:table-cell>
          <table:table-cell office:value-type="float" office:value="0.00812578" calcext:value-type="float">
            <text:p>0.00812578</text:p>
          </table:table-cell>
          <table:table-cell office:value-type="float" office:value="0.0189641" calcext:value-type="float">
            <text:p>0.0189641</text:p>
          </table:table-cell>
          <table:table-cell table:number-columns-repeated="2"/>
          <table:table-cell table:style-name="ce1" table:formula="of:=SQRT([.H20]*[.H20]*[.B24]*[.B24]+[.B20]*[.B20]*[.H24]*[.H24])" office:value-type="float" office:value="0.0103665839918555" calcext:value-type="float">
            <text:p>0.010366583991856</text:p>
          </table:table-cell>
          <table:table-cell table:style-name="ce1" table:formula="of:=SQRT([.I20]*[.I20]*[.C24]*[.C24]+[.C20]*[.C20]*[.I24]*[.I24])" office:value-type="float" office:value="0.0168188512667573" calcext:value-type="float">
            <text:p>0.016818851266757</text:p>
          </table:table-cell>
          <table:table-cell table:style-name="ce1" table:formula="of:=SQRT([.J20]*[.J20]*[.D24]*[.D24]+[.D20]*[.D20]*[.J24]*[.J24])" office:value-type="float" office:value="0.0127040916528015" calcext:value-type="float">
            <text:p>0.012704091652802</text:p>
          </table:table-cell>
          <table:table-cell table:style-name="ce1" table:formula="of:=SQRT([.K20]*[.K20]*[.E24]*[.E24]+[.E20]*[.E20]*[.K24]*[.K24])" office:value-type="float" office:value="0.0261957768090916" calcext:value-type="float">
            <text:p>0.0261957768090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21099" calcext:value-type="float">
            <text:p>0.0121099</text:p>
          </table:table-cell>
          <table:table-cell office:value-type="float" office:value="0.0208576" calcext:value-type="float">
            <text:p>0.0208576</text:p>
          </table:table-cell>
          <table:table-cell office:value-type="float" office:value="0.0141918" calcext:value-type="float">
            <text:p>0.0141918</text:p>
          </table:table-cell>
          <table:table-cell office:value-type="float" office:value="0.0355869" calcext:value-type="float">
            <text:p>0.0355869</text:p>
          </table:table-cell>
          <table:table-cell table:number-columns-repeated="2"/>
          <table:table-cell office:value-type="float" office:value="0.00934976" calcext:value-type="float">
            <text:p>0.00934976</text:p>
          </table:table-cell>
          <table:table-cell office:value-type="float" office:value="0.0128216" calcext:value-type="float">
            <text:p>0.0128216</text:p>
          </table:table-cell>
          <table:table-cell office:value-type="float" office:value="0.0107705" calcext:value-type="float">
            <text:p>0.0107705</text:p>
          </table:table-cell>
          <table:table-cell office:value-type="float" office:value="0.0201179" calcext:value-type="float">
            <text:p>0.0201179</text:p>
          </table:table-cell>
          <table:table-cell table:number-columns-repeated="2"/>
          <table:table-cell table:style-name="ce1" table:formula="of:=SQRT([.H21]*[.H21]*[.B25]*[.B25]+[.B21]*[.B21]*[.H25]*[.H25])" office:value-type="float" office:value="0.0147321634133285" calcext:value-type="float">
            <text:p>0.014732163413329</text:p>
          </table:table-cell>
          <table:table-cell table:style-name="ce1" table:formula="of:=SQRT([.I21]*[.I21]*[.C25]*[.C25]+[.C21]*[.C21]*[.I25]*[.I25])" office:value-type="float" office:value="0.0235446582529068" calcext:value-type="float">
            <text:p>0.023544658252907</text:p>
          </table:table-cell>
          <table:table-cell table:style-name="ce1" table:formula="of:=SQRT([.J21]*[.J21]*[.D25]*[.D25]+[.D21]*[.D21]*[.J25]*[.J25])" office:value-type="float" office:value="0.0173125528564193" calcext:value-type="float">
            <text:p>0.017312552856419</text:p>
          </table:table-cell>
          <table:table-cell table:style-name="ce1" table:formula="of:=SQRT([.K21]*[.K21]*[.E25]*[.E25]+[.E21]*[.E21]*[.K25]*[.K25])" office:value-type="float" office:value="0.0396762844301156" calcext:value-type="float">
            <text:p>0.0396762844301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725904" calcext:value-type="float">
            <text:p>0.00725904</text:p>
          </table:table-cell>
          <table:table-cell office:value-type="float" office:value="0.012398" calcext:value-type="float">
            <text:p>0.012398</text:p>
          </table:table-cell>
          <table:table-cell office:value-type="float" office:value="0.00860089" calcext:value-type="float">
            <text:p>0.00860089</text:p>
          </table:table-cell>
          <table:table-cell office:value-type="float" office:value="0.0212912" calcext:value-type="float">
            <text:p>0.0212912</text:p>
          </table:table-cell>
          <table:table-cell table:number-columns-repeated="2"/>
          <table:table-cell office:value-type="float" office:value="0.00327357" calcext:value-type="float">
            <text:p>0.00327357</text:p>
          </table:table-cell>
          <table:table-cell office:value-type="float" office:value="0.00934976" calcext:value-type="float">
            <text:p>0.00934976</text:p>
          </table:table-cell>
          <table:table-cell office:value-type="float" office:value="0.00615561" calcext:value-type="float">
            <text:p>0.00615561</text:p>
          </table:table-cell>
          <table:table-cell office:value-type="float" office:value="0.0180699" calcext:value-type="float">
            <text:p>0.0180699</text:p>
          </table:table-cell>
          <table:table-cell table:number-columns-repeated="2"/>
          <table:table-cell table:style-name="ce1" table:formula="of:=SQRT([.H22]*[.H22]*[.B26]*[.B26]+[.B22]*[.B22]*[.H26]*[.H26])" office:value-type="float" office:value="0.00776254778658484" calcext:value-type="float">
            <text:p>0.007762547786585</text:p>
          </table:table-cell>
          <table:table-cell table:style-name="ce1" table:formula="of:=SQRT([.I22]*[.I22]*[.C26]*[.C26]+[.C22]*[.C22]*[.I26]*[.I26])" office:value-type="float" office:value="0.0149125158046832" calcext:value-type="float">
            <text:p>0.014912515804683</text:p>
          </table:table-cell>
          <table:table-cell table:style-name="ce1" table:formula="of:=SQRT([.J22]*[.J22]*[.D26]*[.D26]+[.D22]*[.D22]*[.J26]*[.J26])" office:value-type="float" office:value="0.0102409863923069" calcext:value-type="float">
            <text:p>0.010240986392307</text:p>
          </table:table-cell>
          <table:table-cell table:style-name="ce1" table:formula="of:=SQRT([.K22]*[.K22]*[.E26]*[.E26]+[.E22]*[.E22]*[.K26]*[.K26])" office:value-type="float" office:value="0.0268307268059896" calcext:value-type="float">
            <text:p>0.02683072680599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ouble E</text:p>
          </table:table-cell>
          <table:table-cell office:value-type="float" office:value="0.856442" calcext:value-type="float">
            <text:p>0.856442</text:p>
          </table:table-cell>
          <table:table-cell office:value-type="float" office:value="0.852781" calcext:value-type="float">
            <text:p>0.852781</text:p>
          </table:table-cell>
          <table:table-cell office:value-type="float" office:value="0.852184" calcext:value-type="float">
            <text:p>0.852184</text:p>
          </table:table-cell>
          <table:table-cell office:value-type="float" office:value="0.717401" calcext:value-type="float">
            <text:p>0.717401</text:p>
          </table:table-cell>
          <table:table-cell table:number-columns-repeated="2"/>
          <table:table-cell office:value-type="float" office:value="0.99798" calcext:value-type="float">
            <text:p>0.99798</text:p>
          </table:table-cell>
          <table:table-cell office:value-type="float" office:value="0.997764" calcext:value-type="float">
            <text:p>0.997764</text:p>
          </table:table-cell>
          <table:table-cell office:value-type="float" office:value="0.998997" calcext:value-type="float">
            <text:p>0.998997</text:p>
          </table:table-cell>
          <table:table-cell office:value-type="float" office:value="0.998043" calcext:value-type="float">
            <text:p>0.998043</text:p>
          </table:table-cell>
          <table:table-cell table:number-columns-repeated="2"/>
          <table:table-cell table:formula="of:=[.H28]*[.B28]" office:value-type="float" office:value="0.85471198716" calcext:value-type="float">
            <text:p>0.85471198716</text:p>
          </table:table-cell>
          <table:table-cell table:formula="of:=[.I28]*[.C28]" office:value-type="float" office:value="0.850874181684" calcext:value-type="float">
            <text:p>0.850874181684</text:p>
          </table:table-cell>
          <table:table-cell table:formula="of:=[.J28]*[.D28]" office:value-type="float" office:value="0.851329259448" calcext:value-type="float">
            <text:p>0.851329259448</text:p>
          </table:table-cell>
          <table:table-cell table:formula="of:=[.K28]*[.E28]" office:value-type="float" office:value="0.715997046243" calcext:value-type="float">
            <text:p>0.7159970462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72183" calcext:value-type="float">
            <text:p>0.872183</text:p>
          </table:table-cell>
          <table:table-cell office:value-type="float" office:value="0.903166" calcext:value-type="float">
            <text:p>0.903166</text:p>
          </table:table-cell>
          <table:table-cell office:value-type="float" office:value="0.814322" calcext:value-type="float">
            <text:p>0.814322</text:p>
          </table:table-cell>
          <table:table-cell office:value-type="float" office:value="0.869502" calcext:value-type="float">
            <text:p>0.869502</text:p>
          </table:table-cell>
          <table:table-cell table:number-columns-repeated="2"/>
          <table:table-cell office:value-type="float" office:value="0.998965" calcext:value-type="float">
            <text:p>0.998965</text:p>
          </table:table-cell>
          <table:table-cell office:value-type="float" office:value="0.998854" calcext:value-type="float">
            <text:p>0.998854</text:p>
          </table:table-cell>
          <table:table-cell office:value-type="float" office:value="0.999486" calcext:value-type="float">
            <text:p>0.999486</text:p>
          </table:table-cell>
          <table:table-cell office:value-type="float" office:value="0.998997" calcext:value-type="float">
            <text:p>0.998997</text:p>
          </table:table-cell>
          <table:table-cell table:number-columns-repeated="2"/>
          <table:table-cell table:formula="of:=[.H29]*[.B29]" office:value-type="float" office:value="0.871280290595" calcext:value-type="float">
            <text:p>0.871280290595</text:p>
          </table:table-cell>
          <table:table-cell table:formula="of:=[.I29]*[.C29]" office:value-type="float" office:value="0.902130971764" calcext:value-type="float">
            <text:p>0.902130971764</text:p>
          </table:table-cell>
          <table:table-cell table:formula="of:=[.J29]*[.D29]" office:value-type="float" office:value="0.813903438492" calcext:value-type="float">
            <text:p>0.813903438492</text:p>
          </table:table-cell>
          <table:table-cell table:formula="of:=[.K29]*[.E29]" office:value-type="float" office:value="0.868629889494" calcext:value-type="float">
            <text:p>0.8686298894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81623" calcext:value-type="float">
            <text:p>0.881623</text:p>
          </table:table-cell>
          <table:table-cell office:value-type="float" office:value="0.800417" calcext:value-type="float">
            <text:p>0.800417</text:p>
          </table:table-cell>
          <table:table-cell office:value-type="float" office:value="0.878619" calcext:value-type="float">
            <text:p>0.878619</text:p>
          </table:table-cell>
          <table:table-cell office:value-type="float" office:value="0.86085" calcext:value-type="float">
            <text:p>0.86085</text:p>
          </table:table-cell>
          <table:table-cell table:number-columns-repeated="2"/>
          <table:table-cell office:value-type="float" office:value="0.997692" calcext:value-type="float">
            <text:p>0.997692</text:p>
          </table:table-cell>
          <table:table-cell office:value-type="float" office:value="0.997444" calcext:value-type="float">
            <text:p>0.997444</text:p>
          </table:table-cell>
          <table:table-cell office:value-type="float" office:value="0.998854" calcext:value-type="float">
            <text:p>0.998854</text:p>
          </table:table-cell>
          <table:table-cell office:value-type="float" office:value="0.997764" calcext:value-type="float">
            <text:p>0.997764</text:p>
          </table:table-cell>
          <table:table-cell table:number-columns-repeated="2"/>
          <table:table-cell table:formula="of:=[.H30]*[.B30]" office:value-type="float" office:value="0.879588214116" calcext:value-type="float">
            <text:p>0.879588214116</text:p>
          </table:table-cell>
          <table:table-cell table:formula="of:=[.I30]*[.C30]" office:value-type="float" office:value="0.798371134148" calcext:value-type="float">
            <text:p>0.798371134148</text:p>
          </table:table-cell>
          <table:table-cell table:formula="of:=[.J30]*[.D30]" office:value-type="float" office:value="0.877612102626" calcext:value-type="float">
            <text:p>0.877612102626</text:p>
          </table:table-cell>
          <table:table-cell table:formula="of:=[.K30]*[.E30]" office:value-type="float" office:value="0.8589251394" calcext:value-type="float">
            <text:p>0.85892513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07835" calcext:value-type="float">
            <text:p>0.807835</text:p>
          </table:table-cell>
          <table:table-cell office:value-type="float" office:value="0.877399" calcext:value-type="float">
            <text:p>0.877399</text:p>
          </table:table-cell>
          <table:table-cell office:value-type="float" office:value="0.860776" calcext:value-type="float">
            <text:p>0.860776</text:p>
          </table:table-cell>
          <table:table-cell office:value-type="float" office:value="0.839497" calcext:value-type="float">
            <text:p>0.839497</text:p>
          </table:table-cell>
          <table:table-cell table:number-columns-repeated="2"/>
          <table:table-cell office:value-type="float" office:value="0.997915" calcext:value-type="float">
            <text:p>0.997915</text:p>
          </table:table-cell>
          <table:table-cell office:value-type="float" office:value="0.997692" calcext:value-type="float">
            <text:p>0.997692</text:p>
          </table:table-cell>
          <table:table-cell office:value-type="float" office:value="0.998965" calcext:value-type="float">
            <text:p>0.998965</text:p>
          </table:table-cell>
          <table:table-cell office:value-type="float" office:value="0.99798" calcext:value-type="float">
            <text:p>0.99798</text:p>
          </table:table-cell>
          <table:table-cell table:number-columns-repeated="2"/>
          <table:table-cell table:formula="of:=[.H31]*[.B31]" office:value-type="float" office:value="0.806150664025" calcext:value-type="float">
            <text:p>0.806150664025</text:p>
          </table:table-cell>
          <table:table-cell table:formula="of:=[.I31]*[.C31]" office:value-type="float" office:value="0.875373963108" calcext:value-type="float">
            <text:p>0.875373963108</text:p>
          </table:table-cell>
          <table:table-cell table:formula="of:=[.J31]*[.D31]" office:value-type="float" office:value="0.85988509684" calcext:value-type="float">
            <text:p>0.85988509684</text:p>
          </table:table-cell>
          <table:table-cell table:formula="of:=[.K31]*[.E31]" office:value-type="float" office:value="0.83780121606" calcext:value-type="float">
            <text:p>0.837801216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213114" calcext:value-type="float">
            <text:p>0.0213114</text:p>
          </table:table-cell>
          <table:table-cell office:value-type="float" office:value="0.0332529" calcext:value-type="float">
            <text:p>0.0332529</text:p>
          </table:table-cell>
          <table:table-cell office:value-type="float" office:value="0.0200118" calcext:value-type="float">
            <text:p>0.0200118</text:p>
          </table:table-cell>
          <table:table-cell office:value-type="float" office:value="0.0378517" calcext:value-type="float">
            <text:p>0.0378517</text:p>
          </table:table-cell>
          <table:table-cell table:number-columns-repeated="2"/>
          <table:table-cell office:value-type="float" office:value="0.0184008" calcext:value-type="float">
            <text:p>0.0184008</text:p>
          </table:table-cell>
          <table:table-cell office:value-type="float" office:value="0.0194349" calcext:value-type="float">
            <text:p>0.0194349</text:p>
          </table:table-cell>
          <table:table-cell office:value-type="float" office:value="0.0188178" calcext:value-type="float">
            <text:p>0.0188178</text:p>
          </table:table-cell>
          <table:table-cell office:value-type="float" office:value="0.0249352" calcext:value-type="float">
            <text:p>0.0249352</text:p>
          </table:table-cell>
          <table:table-cell table:number-columns-repeated="2"/>
          <table:table-cell table:style-name="ce1" table:formula="of:=SQRT([.H28]*[.H28]*[.B32]*[.B32]+[.B28]*[.B18]*[.H32]*[.H32])" office:value-type="float" office:value="0.021268350972" calcext:value-type="float">
            <text:p>0.021268350972</text:p>
          </table:table-cell>
          <table:table-cell table:style-name="ce1" table:formula="of:=SQRT([.I28]*[.I28]*[.C32]*[.C32]+[.C28]*[.C18]*[.I32]*[.I32])" office:value-type="float" office:value="0.0331785465156" calcext:value-type="float">
            <text:p>0.0331785465156</text:p>
          </table:table-cell>
          <table:table-cell table:style-name="ce1" table:formula="of:=SQRT([.J28]*[.J28]*[.D32]*[.D32]+[.D28]*[.D18]*[.J32]*[.J32])" office:value-type="float" office:value="0.0199917281646" calcext:value-type="float">
            <text:p>0.0199917281646</text:p>
          </table:table-cell>
          <table:table-cell table:style-name="ce1" table:formula="of:=SQRT([.K28]*[.K28]*[.E32]*[.E32]+[.E28]*[.E18]*[.K32]*[.K32])" office:value-type="float" office:value="0.0377776242231" calcext:value-type="float">
            <text:p>0.03777762422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843589" calcext:value-type="float">
            <text:p>0.00843589</text:p>
          </table:table-cell>
          <table:table-cell office:value-type="float" office:value="0.0139052" calcext:value-type="float">
            <text:p>0.0139052</text:p>
          </table:table-cell>
          <table:table-cell office:value-type="float" office:value="0.00998942" calcext:value-type="float">
            <text:p>0.00998942</text:p>
          </table:table-cell>
          <table:table-cell office:value-type="float" office:value="0.0193113" calcext:value-type="float">
            <text:p>0.0193113</text:p>
          </table:table-cell>
          <table:table-cell table:number-columns-repeated="2"/>
          <table:table-cell office:value-type="float" office:value="0.0080726" calcext:value-type="float">
            <text:p>0.0080726</text:p>
          </table:table-cell>
          <table:table-cell office:value-type="float" office:value="0.0103206" calcext:value-type="float">
            <text:p>0.0103206</text:p>
          </table:table-cell>
          <table:table-cell office:value-type="float" office:value="0.00863144" calcext:value-type="float">
            <text:p>0.00863144</text:p>
          </table:table-cell>
          <table:table-cell office:value-type="float" office:value="0.0188178" calcext:value-type="float">
            <text:p>0.0188178</text:p>
          </table:table-cell>
          <table:table-cell table:number-columns-repeated="2"/>
          <table:table-cell table:style-name="ce1" table:formula="of:=SQRT([.H29]*[.H29]*[.B33]*[.B33]+[.B29]*[.B19]*[.H33]*[.H33])" office:value-type="float" office:value="0.0109895920970405" calcext:value-type="float">
            <text:p>0.010989592097041</text:p>
          </table:table-cell>
          <table:table-cell table:style-name="ce1" table:formula="of:=SQRT([.I29]*[.I29]*[.C33]*[.C33]+[.C29]*[.C19]*[.I33]*[.I33])" office:value-type="float" office:value="0.0168008910827394" calcext:value-type="float">
            <text:p>0.016800891082739</text:p>
          </table:table-cell>
          <table:table-cell table:style-name="ce1" table:formula="of:=SQRT([.J29]*[.J29]*[.D33]*[.D33]+[.D29]*[.D19]*[.J33]*[.J33])" office:value-type="float" office:value="0.0124684528464219" calcext:value-type="float">
            <text:p>0.012468452846422</text:p>
          </table:table-cell>
          <table:table-cell table:style-name="ce1" table:formula="of:=SQRT([.K29]*[.K29]*[.E33]*[.E33]+[.E29]*[.E19]*[.K33]*[.K33])" office:value-type="float" office:value="0.0247109422605451" calcext:value-type="float">
            <text:p>0.0247109422605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16199" calcext:value-type="float">
            <text:p>0.0116199</text:p>
          </table:table-cell>
          <table:table-cell office:value-type="float" office:value="0.0216917" calcext:value-type="float">
            <text:p>0.0216917</text:p>
          </table:table-cell>
          <table:table-cell office:value-type="float" office:value="0.0148188" calcext:value-type="float">
            <text:p>0.0148188</text:p>
          </table:table-cell>
          <table:table-cell office:value-type="float" office:value="0.0350144" calcext:value-type="float">
            <text:p>0.0350144</text:p>
          </table:table-cell>
          <table:table-cell table:number-columns-repeated="2"/>
          <table:table-cell office:value-type="float" office:value="0.00983175" calcext:value-type="float">
            <text:p>0.00983175</text:p>
          </table:table-cell>
          <table:table-cell office:value-type="float" office:value="0.0116924" calcext:value-type="float">
            <text:p>0.0116924</text:p>
          </table:table-cell>
          <table:table-cell office:value-type="float" office:value="0.0103206" calcext:value-type="float">
            <text:p>0.0103206</text:p>
          </table:table-cell>
          <table:table-cell office:value-type="float" office:value="0.0194349" calcext:value-type="float">
            <text:p>0.0194349</text:p>
          </table:table-cell>
          <table:table-cell table:number-columns-repeated="2"/>
          <table:table-cell table:style-name="ce1" table:formula="of:=SQRT([.H30]*[.H30]*[.B34]*[.B34]+[.B30]*[.B20]*[.H34]*[.H34])" office:value-type="float" office:value="0.0145357645908851" calcext:value-type="float">
            <text:p>0.014535764590885</text:p>
          </table:table-cell>
          <table:table-cell table:style-name="ce1" table:formula="of:=SQRT([.I30]*[.I30]*[.C34]*[.C34]+[.C30]*[.C20]*[.I34]*[.I34])" office:value-type="float" office:value="0.0238885786665851" calcext:value-type="float">
            <text:p>0.023888578666585</text:p>
          </table:table-cell>
          <table:table-cell table:style-name="ce1" table:formula="of:=SQRT([.J30]*[.J30]*[.D34]*[.D34]+[.D30]*[.D20]*[.J34]*[.J34])" office:value-type="float" office:value="0.0172357638119075" calcext:value-type="float">
            <text:p>0.017235763811908</text:p>
          </table:table-cell>
          <table:table-cell table:style-name="ce1" table:formula="of:=SQRT([.K30]*[.K30]*[.E34]*[.E34]+[.E30]*[.E20]*[.K34]*[.K34])" office:value-type="float" office:value="0.0388129165780988" calcext:value-type="float">
            <text:p>0.0388129165780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720294" calcext:value-type="float">
            <text:p>0.00720294</text:p>
          </table:table-cell>
          <table:table-cell office:value-type="float" office:value="0.0116048" calcext:value-type="float">
            <text:p>0.0116048</text:p>
          </table:table-cell>
          <table:table-cell office:value-type="float" office:value="0.0086934" calcext:value-type="float">
            <text:p>0.0086934</text:p>
          </table:table-cell>
          <table:table-cell office:value-type="float" office:value="0.0223631" calcext:value-type="float">
            <text:p>0.0223631</text:p>
          </table:table-cell>
          <table:table-cell table:number-columns-repeated="2"/>
          <table:table-cell office:value-type="float" office:value="0.00749783" calcext:value-type="float">
            <text:p>0.00749783</text:p>
          </table:table-cell>
          <table:table-cell office:value-type="float" office:value="0.00983175" calcext:value-type="float">
            <text:p>0.00983175</text:p>
          </table:table-cell>
          <table:table-cell office:value-type="float" office:value="0.0080726" calcext:value-type="float">
            <text:p>0.0080726</text:p>
          </table:table-cell>
          <table:table-cell office:value-type="float" office:value="0.0184008" calcext:value-type="float">
            <text:p>0.0184008</text:p>
          </table:table-cell>
          <table:table-cell table:number-columns-repeated="2"/>
          <table:table-cell table:style-name="ce1" table:formula="of:=SQRT([.H31]*[.H31]*[.B35]*[.B35]+[.B31]*[.B21]*[.H35]*[.H35])" office:value-type="float" office:value="0.00961873856196275" calcext:value-type="float">
            <text:p>0.009618738561963</text:p>
          </table:table-cell>
          <table:table-cell table:style-name="ce1" table:formula="of:=SQRT([.I31]*[.I31]*[.C35]*[.C35]+[.C31]*[.C21]*[.I35]*[.I35])" office:value-type="float" office:value="0.0143738108491461" calcext:value-type="float">
            <text:p>0.014373810849146</text:p>
          </table:table-cell>
          <table:table-cell table:style-name="ce1" table:formula="of:=SQRT([.J31]*[.J31]*[.D35]*[.D35]+[.D31]*[.D21]*[.J35]*[.J35])" office:value-type="float" office:value="0.0112749731266866" calcext:value-type="float">
            <text:p>0.011274973126687</text:p>
          </table:table-cell>
          <table:table-cell table:style-name="ce1" table:formula="of:=SQRT([.K31]*[.K31]*[.E35]*[.E35]+[.E31]*[.E21]*[.K35]*[.K35])" office:value-type="float" office:value="0.027327195934937" calcext:value-type="float">
            <text:p>0.027327195934937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ouble F</text:p>
          </table:table-cell>
          <table:table-cell office:value-type="float" office:value="0.844323" calcext:value-type="float">
            <text:p>0.844323</text:p>
          </table:table-cell>
          <table:table-cell office:value-type="float" office:value="0.93444" calcext:value-type="float">
            <text:p>0.93444</text:p>
          </table:table-cell>
          <table:table-cell office:value-type="float" office:value="0.82096" calcext:value-type="float">
            <text:p>0.82096</text:p>
          </table:table-cell>
          <table:table-cell office:value-type="float" office:value="0.759336" calcext:value-type="float">
            <text:p>0.759336</text:p>
          </table:table-cell>
          <table:table-cell table:number-columns-repeated="2"/>
          <table:table-cell office:value-type="float" office:value="0.998185" calcext:value-type="float">
            <text:p>0.998185</text:p>
          </table:table-cell>
          <table:table-cell office:value-type="float" office:value="0.998414" calcext:value-type="float">
            <text:p>0.998414</text:p>
          </table:table-cell>
          <table:table-cell office:value-type="float" office:value="0.999186" calcext:value-type="float">
            <text:p>0.999186</text:p>
          </table:table-cell>
          <table:table-cell office:value-type="float" office:value="0.998314" calcext:value-type="float">
            <text:p>0.998314</text:p>
          </table:table-cell>
          <table:table-cell table:number-columns-repeated="2"/>
          <table:table-cell table:formula="of:=[.H37]*[.B37]" office:value-type="float" office:value="0.842790553755" calcext:value-type="float">
            <text:p>0.842790553755</text:p>
          </table:table-cell>
          <table:table-cell table:formula="of:=[.I37]*[.C37]" office:value-type="float" office:value="0.93295797816" calcext:value-type="float">
            <text:p>0.93295797816</text:p>
          </table:table-cell>
          <table:table-cell table:formula="of:=[.J37]*[.D37]" office:value-type="float" office:value="0.82029173856" calcext:value-type="float">
            <text:p>0.82029173856</text:p>
          </table:table-cell>
          <table:table-cell table:formula="of:=[.K37]*[.E37]" office:value-type="float" office:value="0.758055759504" calcext:value-type="float">
            <text:p>0.7580557595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61823" calcext:value-type="float">
            <text:p>0.861823</text:p>
          </table:table-cell>
          <table:table-cell office:value-type="float" office:value="0.908022" calcext:value-type="float">
            <text:p>0.908022</text:p>
          </table:table-cell>
          <table:table-cell office:value-type="float" office:value="0.838097" calcext:value-type="float">
            <text:p>0.838097</text:p>
          </table:table-cell>
          <table:table-cell office:value-type="float" office:value="0.854259" calcext:value-type="float">
            <text:p>0.854259</text:p>
          </table:table-cell>
          <table:table-cell table:number-columns-repeated="2"/>
          <table:table-cell office:value-type="float" office:value="0.999123" calcext:value-type="float">
            <text:p>0.999123</text:p>
          </table:table-cell>
          <table:table-cell office:value-type="float" office:value="0.999234" calcext:value-type="float">
            <text:p>0.999234</text:p>
          </table:table-cell>
          <table:table-cell office:value-type="float" office:value="0.999607" calcext:value-type="float">
            <text:p>0.999607</text:p>
          </table:table-cell>
          <table:table-cell office:value-type="float" office:value="0.999186" calcext:value-type="float">
            <text:p>0.999186</text:p>
          </table:table-cell>
          <table:table-cell table:number-columns-repeated="2"/>
          <table:table-cell table:formula="of:=[.H38]*[.B38]" office:value-type="float" office:value="0.861067181229" calcext:value-type="float">
            <text:p>0.861067181229</text:p>
          </table:table-cell>
          <table:table-cell table:formula="of:=[.I38]*[.C38]" office:value-type="float" office:value="0.907326455148" calcext:value-type="float">
            <text:p>0.907326455148</text:p>
          </table:table-cell>
          <table:table-cell table:formula="of:=[.J38]*[.D38]" office:value-type="float" office:value="0.837767627879" calcext:value-type="float">
            <text:p>0.837767627879</text:p>
          </table:table-cell>
          <table:table-cell table:formula="of:=[.K38]*[.E38]" office:value-type="float" office:value="0.853563633174" calcext:value-type="float">
            <text:p>0.8535636331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71177" calcext:value-type="float">
            <text:p>0.871177</text:p>
          </table:table-cell>
          <table:table-cell office:value-type="float" office:value="0.798073" calcext:value-type="float">
            <text:p>0.798073</text:p>
          </table:table-cell>
          <table:table-cell office:value-type="float" office:value="0.903765" calcext:value-type="float">
            <text:p>0.903765</text:p>
          </table:table-cell>
          <table:table-cell office:value-type="float" office:value="0.891517" calcext:value-type="float">
            <text:p>0.891517</text:p>
          </table:table-cell>
          <table:table-cell table:number-columns-repeated="2"/>
          <table:table-cell office:value-type="float" office:value="0.998293" calcext:value-type="float">
            <text:p>0.998293</text:p>
          </table:table-cell>
          <table:table-cell office:value-type="float" office:value="0.998509" calcext:value-type="float">
            <text:p>0.998509</text:p>
          </table:table-cell>
          <table:table-cell office:value-type="float" office:value="0.999234" calcext:value-type="float">
            <text:p>0.999234</text:p>
          </table:table-cell>
          <table:table-cell office:value-type="float" office:value="0.998414" calcext:value-type="float">
            <text:p>0.998414</text:p>
          </table:table-cell>
          <table:table-cell table:number-columns-repeated="2"/>
          <table:table-cell table:formula="of:=[.H39]*[.B39]" office:value-type="float" office:value="0.869689900861" calcext:value-type="float">
            <text:p>0.869689900861</text:p>
          </table:table-cell>
          <table:table-cell table:formula="of:=[.I39]*[.C39]" office:value-type="float" office:value="0.796883073157" calcext:value-type="float">
            <text:p>0.796883073157</text:p>
          </table:table-cell>
          <table:table-cell table:formula="of:=[.J39]*[.D39]" office:value-type="float" office:value="0.90307271601" calcext:value-type="float">
            <text:p>0.90307271601</text:p>
          </table:table-cell>
          <table:table-cell table:formula="of:=[.K39]*[.E39]" office:value-type="float" office:value="0.890103054038" calcext:value-type="float">
            <text:p>0.8901030540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10175" calcext:value-type="float">
            <text:p>0.810175</text:p>
          </table:table-cell>
          <table:table-cell office:value-type="float" office:value="0.863339" calcext:value-type="float">
            <text:p>0.863339</text:p>
          </table:table-cell>
          <table:table-cell office:value-type="float" office:value="0.88735" calcext:value-type="float">
            <text:p>0.88735</text:p>
          </table:table-cell>
          <table:table-cell office:value-type="float" office:value="0.824327" calcext:value-type="float">
            <text:p>0.824327</text:p>
          </table:table-cell>
          <table:table-cell table:number-columns-repeated="2"/>
          <table:table-cell office:value-type="float" office:value="0.998046" calcext:value-type="float">
            <text:p>0.998046</text:p>
          </table:table-cell>
          <table:table-cell office:value-type="float" office:value="0.998293" calcext:value-type="float">
            <text:p>0.998293</text:p>
          </table:table-cell>
          <table:table-cell office:value-type="float" office:value="0.999123" calcext:value-type="float">
            <text:p>0.999123</text:p>
          </table:table-cell>
          <table:table-cell office:value-type="float" office:value="0.998185" calcext:value-type="float">
            <text:p>0.998185</text:p>
          </table:table-cell>
          <table:table-cell table:number-columns-repeated="2"/>
          <table:table-cell table:formula="of:=[.H40]*[.B40]" office:value-type="float" office:value="0.80859191805" calcext:value-type="float">
            <text:p>0.80859191805</text:p>
          </table:table-cell>
          <table:table-cell table:formula="of:=[.I40]*[.C40]" office:value-type="float" office:value="0.861865280327" calcext:value-type="float">
            <text:p>0.861865280327</text:p>
          </table:table-cell>
          <table:table-cell table:formula="of:=[.J40]*[.D40]" office:value-type="float" office:value="0.88657179405" calcext:value-type="float">
            <text:p>0.88657179405</text:p>
          </table:table-cell>
          <table:table-cell table:formula="of:=[.K40]*[.E40]" office:value-type="float" office:value="0.822830846495" calcext:value-type="float">
            <text:p>0.8228308464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333133" calcext:value-type="float">
            <text:p>0.0333133</text:p>
          </table:table-cell>
          <table:table-cell office:value-type="float" office:value="0.0454669" calcext:value-type="float">
            <text:p>0.0454669</text:p>
          </table:table-cell>
          <table:table-cell office:value-type="float" office:value="0.0303601" calcext:value-type="float">
            <text:p>0.0303601</text:p>
          </table:table-cell>
          <table:table-cell office:value-type="float" office:value="0.0564415" calcext:value-type="float">
            <text:p>0.0564415</text:p>
          </table:table-cell>
          <table:table-cell table:number-columns-repeated="2"/>
          <table:table-cell office:value-type="float" office:value="0.0243885" calcext:value-type="float">
            <text:p>0.0243885</text:p>
          </table:table-cell>
          <table:table-cell office:value-type="float" office:value="0.0264024" calcext:value-type="float">
            <text:p>0.0264024</text:p>
          </table:table-cell>
          <table:table-cell office:value-type="float" office:value="0.0251464" calcext:value-type="float">
            <text:p>0.0251464</text:p>
          </table:table-cell>
          <table:table-cell office:value-type="float" office:value="0.0328115" calcext:value-type="float">
            <text:p>0.0328115</text:p>
          </table:table-cell>
          <table:table-cell table:number-columns-repeated="2"/>
          <table:table-cell table:style-name="ce1" table:formula="of:=SQRT([.H27]*[.H37]*[.B41]*[.B41]+[.B37]*[.B37]*[.H41]*[.H41])" office:value-type="float" office:value="0.0205917714855" calcext:value-type="float">
            <text:p>0.0205917714855</text:p>
          </table:table-cell>
          <table:table-cell table:style-name="ce1" table:formula="of:=SQRT([.I27]*[.I37]*[.C41]*[.C41]+[.C37]*[.C37]*[.I41]*[.I41])" office:value-type="float" office:value="0.024671458656" calcext:value-type="float">
            <text:p>0.024671458656</text:p>
          </table:table-cell>
          <table:table-cell table:style-name="ce1" table:formula="of:=SQRT([.J27]*[.J37]*[.D41]*[.D41]+[.D37]*[.D37]*[.J41]*[.J41])" office:value-type="float" office:value="0.020644188544" calcext:value-type="float">
            <text:p>0.020644188544</text:p>
          </table:table-cell>
          <table:table-cell table:style-name="ce1" table:formula="of:=SQRT([.K27]*[.K37]*[.E41]*[.E41]+[.E37]*[.E37]*[.K41]*[.K41])" office:value-type="float" office:value="0.024914953164" calcext:value-type="float">
            <text:p>0.0249149531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38386" calcext:value-type="float">
            <text:p>0.0138386</text:p>
          </table:table-cell>
          <table:table-cell office:value-type="float" office:value="0.0216551" calcext:value-type="float">
            <text:p>0.0216551</text:p>
          </table:table-cell>
          <table:table-cell office:value-type="float" office:value="0.0150216" calcext:value-type="float">
            <text:p>0.0150216</text:p>
          </table:table-cell>
          <table:table-cell office:value-type="float" office:value="0.0300246" calcext:value-type="float">
            <text:p>0.0300246</text:p>
          </table:table-cell>
          <table:table-cell table:number-columns-repeated="2"/>
          <table:table-cell office:value-type="float" office:value="0.0119027" calcext:value-type="float">
            <text:p>0.0119027</text:p>
          </table:table-cell>
          <table:table-cell office:value-type="float" office:value="0.0156059" calcext:value-type="float">
            <text:p>0.0156059</text:p>
          </table:table-cell>
          <table:table-cell office:value-type="float" office:value="0.0129818" calcext:value-type="float">
            <text:p>0.0129818</text:p>
          </table:table-cell>
          <table:table-cell office:value-type="float" office:value="0.0251464" calcext:value-type="float">
            <text:p>0.0251464</text:p>
          </table:table-cell>
          <table:table-cell table:number-columns-repeated="2"/>
          <table:table-cell table:style-name="ce1" table:formula="of:=SQRT([.H28]*[.H38]*[.B42]*[.B42]+[.B38]*[.B38]*[.H42]*[.H42])" office:value-type="float" office:value="0.0172098628978019" calcext:value-type="float">
            <text:p>0.017209862897802</text:p>
          </table:table-cell>
          <table:table-cell table:style-name="ce1" table:formula="of:=SQRT([.I28]*[.I38]*[.C42]*[.C42]+[.C38]*[.C38]*[.I42]*[.I42])" office:value-type="float" office:value="0.0258522625028303" calcext:value-type="float">
            <text:p>0.02585226250283</text:p>
          </table:table-cell>
          <table:table-cell table:style-name="ce1" table:formula="of:=SQRT([.J28]*[.J38]*[.D42]*[.D42]+[.D38]*[.D38]*[.J42]*[.J42])" office:value-type="float" office:value="0.0185393666659766" calcext:value-type="float">
            <text:p>0.018539366665977</text:p>
          </table:table-cell>
          <table:table-cell table:style-name="ce1" table:formula="of:=SQRT([.K28]*[.K38]*[.E42]*[.E42]+[.E38]*[.E38]*[.K42]*[.K42])" office:value-type="float" office:value="0.0368840961204238" calcext:value-type="float">
            <text:p>0.0368840961204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8716" calcext:value-type="float">
            <text:p>0.018716</text:p>
          </table:table-cell>
          <table:table-cell office:value-type="float" office:value="0.0332922" calcext:value-type="float">
            <text:p>0.0332922</text:p>
          </table:table-cell>
          <table:table-cell office:value-type="float" office:value="0.020635" calcext:value-type="float">
            <text:p>0.020635</text:p>
          </table:table-cell>
          <table:table-cell office:value-type="float" office:value="0.0496595" calcext:value-type="float">
            <text:p>0.0496595</text:p>
          </table:table-cell>
          <table:table-cell table:number-columns-repeated="2"/>
          <table:table-cell office:value-type="float" office:value="0.0146735" calcext:value-type="float">
            <text:p>0.0146735</text:p>
          </table:table-cell>
          <table:table-cell office:value-type="float" office:value="0.0177683" calcext:value-type="float">
            <text:p>0.0177683</text:p>
          </table:table-cell>
          <table:table-cell office:value-type="float" office:value="0.0156059" calcext:value-type="float">
            <text:p>0.0156059</text:p>
          </table:table-cell>
          <table:table-cell office:value-type="float" office:value="0.0264024" calcext:value-type="float">
            <text:p>0.0264024</text:p>
          </table:table-cell>
          <table:table-cell table:number-columns-repeated="2"/>
          <table:table-cell table:style-name="ce1" table:formula="of:=SQRT([.H29]*[.H39]*[.B43]*[.B43]+[.B39]*[.B39]*[.H43]*[.H43])" office:value-type="float" office:value="0.0226437494079842" calcext:value-type="float">
            <text:p>0.022643749407984</text:p>
          </table:table-cell>
          <table:table-cell table:style-name="ce1" table:formula="of:=SQRT([.I29]*[.I39]*[.C43]*[.C43]+[.C39]*[.C39]*[.I43]*[.I43])" office:value-type="float" office:value="0.0361460019838451" calcext:value-type="float">
            <text:p>0.036146001983845</text:p>
          </table:table-cell>
          <table:table-cell table:style-name="ce1" table:formula="of:=SQRT([.J29]*[.J39]*[.D43]*[.D43]+[.D39]*[.D39]*[.J43]*[.J43])" office:value-type="float" office:value="0.0249836556227415" calcext:value-type="float">
            <text:p>0.024983655622742</text:p>
          </table:table-cell>
          <table:table-cell table:style-name="ce1" table:formula="of:=SQRT([.K29]*[.K39]*[.E43]*[.E43]+[.E39]*[.E39]*[.K43]*[.K43])" office:value-type="float" office:value="0.0548974638168233" calcext:value-type="float">
            <text:p>0.0548974638168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08869" calcext:value-type="float">
            <text:p>0.0108869</text:p>
          </table:table-cell>
          <table:table-cell office:value-type="float" office:value="0.0184527" calcext:value-type="float">
            <text:p>0.0184527</text:p>
          </table:table-cell>
          <table:table-cell office:value-type="float" office:value="0.0130447" calcext:value-type="float">
            <text:p>0.0130447</text:p>
          </table:table-cell>
          <table:table-cell office:value-type="float" office:value="0.0341188" calcext:value-type="float">
            <text:p>0.0341188</text:p>
          </table:table-cell>
          <table:table-cell table:number-columns-repeated="2"/>
          <table:table-cell office:value-type="float" office:value="0.0107711" calcext:value-type="float">
            <text:p>0.0107711</text:p>
          </table:table-cell>
          <table:table-cell office:value-type="float" office:value="0.0146735" calcext:value-type="float">
            <text:p>0.0146735</text:p>
          </table:table-cell>
          <table:table-cell office:value-type="float" office:value="0.0119027" calcext:value-type="float">
            <text:p>0.0119027</text:p>
          </table:table-cell>
          <table:table-cell office:value-type="float" office:value="0.0243885" calcext:value-type="float">
            <text:p>0.0243885</text:p>
          </table:table-cell>
          <table:table-cell table:number-columns-repeated="2"/>
          <table:table-cell table:style-name="ce1" table:formula="of:=SQRT([.H30]*[.H40]*[.B44]*[.B44]+[.B40]*[.B40]*[.H44]*[.H44])" office:value-type="float" office:value="0.0139345382665371" calcext:value-type="float">
            <text:p>0.013934538266537</text:p>
          </table:table-cell>
          <table:table-cell table:style-name="ce1" table:formula="of:=SQRT([.I30]*[.I40]*[.C44]*[.C44]+[.C40]*[.C40]*[.I44]*[.I44])" office:value-type="float" office:value="0.0223502902798527" calcext:value-type="float">
            <text:p>0.022350290279853</text:p>
          </table:table-cell>
          <table:table-cell table:style-name="ce1" table:formula="of:=SQRT([.J30]*[.J40]*[.D44]*[.D44]+[.D40]*[.D40]*[.J44]*[.J44])" office:value-type="float" office:value="0.0167741775192876" calcext:value-type="float">
            <text:p>0.016774177519288</text:p>
          </table:table-cell>
          <table:table-cell table:style-name="ce1" table:formula="of:=SQRT([.K30]*[.K40]*[.E44]*[.E44]+[.E40]*[.E40]*[.K44]*[.K44])" office:value-type="float" office:value="0.0395418297141305" calcext:value-type="float">
            <text:p>0.039541829714131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ouble G</text:p>
          </table:table-cell>
          <table:table-cell office:value-type="float" office:value="0.976928" calcext:value-type="float">
            <text:p>0.976928</text:p>
          </table:table-cell>
          <table:table-cell office:value-type="float" office:value="0.983559" calcext:value-type="float">
            <text:p>0.983559</text:p>
          </table:table-cell>
          <table:table-cell office:value-type="float" office:value="0.964803" calcext:value-type="float">
            <text:p>0.964803</text:p>
          </table:table-cell>
          <table:table-cell office:value-type="float" office:value="0.916174" calcext:value-type="float">
            <text:p>0.916174</text:p>
          </table:table-cell>
          <table:table-cell table:number-columns-repeated="2"/>
          <table:table-cell office:value-type="float" office:value="0.999711" calcext:value-type="float">
            <text:p>0.999711</text:p>
          </table:table-cell>
          <table:table-cell office:value-type="float" office:value="0.999464" calcext:value-type="float">
            <text:p>0.999464</text:p>
          </table:table-cell>
          <table:table-cell office:value-type="float" office:value="0.99965" calcext:value-type="float">
            <text:p>0.99965</text:p>
          </table:table-cell>
          <table:table-cell office:value-type="float" office:value="0.999428" calcext:value-type="float">
            <text:p>0.999428</text:p>
          </table:table-cell>
          <table:table-cell table:number-columns-repeated="2"/>
          <table:table-cell table:formula="of:=[.H46]*[.B46]" office:value-type="float" office:value="0.976645667808" calcext:value-type="float">
            <text:p>0.976645667808</text:p>
          </table:table-cell>
          <table:table-cell table:formula="of:=[.I46]*[.C46]" office:value-type="float" office:value="0.983031812376" calcext:value-type="float">
            <text:p>0.983031812376</text:p>
          </table:table-cell>
          <table:table-cell table:formula="of:=[.J46]*[.D46]" office:value-type="float" office:value="0.96446531895" calcext:value-type="float">
            <text:p>0.96446531895</text:p>
          </table:table-cell>
          <table:table-cell table:formula="of:=[.K46]*[.E46]" office:value-type="float" office:value="0.915649948472" calcext:value-type="float">
            <text:p>0.9156499484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58936" calcext:value-type="float">
            <text:p>0.958936</text:p>
          </table:table-cell>
          <table:table-cell office:value-type="float" office:value="0.979754" calcext:value-type="float">
            <text:p>0.979754</text:p>
          </table:table-cell>
          <table:table-cell office:value-type="float" office:value="0.908097" calcext:value-type="float">
            <text:p>0.908097</text:p>
          </table:table-cell>
          <table:table-cell office:value-type="float" office:value="0.974312" calcext:value-type="float">
            <text:p>0.974312</text:p>
          </table:table-cell>
          <table:table-cell table:number-columns-repeated="2"/>
          <table:table-cell office:value-type="float" office:value="0.999823" calcext:value-type="float">
            <text:p>0.999823</text:p>
          </table:table-cell>
          <table:table-cell office:value-type="float" office:value="0.999672" calcext:value-type="float">
            <text:p>0.999672</text:p>
          </table:table-cell>
          <table:table-cell office:value-type="float" office:value="0.999786" calcext:value-type="float">
            <text:p>0.999786</text:p>
          </table:table-cell>
          <table:table-cell office:value-type="float" office:value="0.99965" calcext:value-type="float">
            <text:p>0.99965</text:p>
          </table:table-cell>
          <table:table-cell table:number-columns-repeated="2"/>
          <table:table-cell table:formula="of:=[.H47]*[.B47]" office:value-type="float" office:value="0.958766268328" calcext:value-type="float">
            <text:p>0.958766268328</text:p>
          </table:table-cell>
          <table:table-cell table:formula="of:=[.I47]*[.C47]" office:value-type="float" office:value="0.979432640688" calcext:value-type="float">
            <text:p>0.979432640688</text:p>
          </table:table-cell>
          <table:table-cell table:formula="of:=[.J47]*[.D47]" office:value-type="float" office:value="0.907902667242" calcext:value-type="float">
            <text:p>0.907902667242</text:p>
          </table:table-cell>
          <table:table-cell table:formula="of:=[.K47]*[.E47]" office:value-type="float" office:value="0.9739709908" calcext:value-type="float">
            <text:p>0.97397099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43728" calcext:value-type="float">
            <text:p>0.943728</text:p>
          </table:table-cell>
          <table:table-cell office:value-type="float" office:value="0.879046" calcext:value-type="float">
            <text:p>0.879046</text:p>
          </table:table-cell>
          <table:table-cell office:value-type="float" office:value="0.977628" calcext:value-type="float">
            <text:p>0.977628</text:p>
          </table:table-cell>
          <table:table-cell office:value-type="float" office:value="0.977925" calcext:value-type="float">
            <text:p>0.977925</text:p>
          </table:table-cell>
          <table:table-cell table:number-columns-repeated="2"/>
          <table:table-cell office:value-type="float" office:value="0.999729" calcext:value-type="float">
            <text:p>0.999729</text:p>
          </table:table-cell>
          <table:table-cell office:value-type="float" office:value="0.999497" calcext:value-type="float">
            <text:p>0.999497</text:p>
          </table:table-cell>
          <table:table-cell office:value-type="float" office:value="0.999672" calcext:value-type="float">
            <text:p>0.999672</text:p>
          </table:table-cell>
          <table:table-cell office:value-type="float" office:value="0.999464" calcext:value-type="float">
            <text:p>0.999464</text:p>
          </table:table-cell>
          <table:table-cell table:number-columns-repeated="2"/>
          <table:table-cell table:formula="of:=[.H48]*[.B48]" office:value-type="float" office:value="0.943472249712" calcext:value-type="float">
            <text:p>0.943472249712</text:p>
          </table:table-cell>
          <table:table-cell table:formula="of:=[.I48]*[.C48]" office:value-type="float" office:value="0.878603839862" calcext:value-type="float">
            <text:p>0.878603839862</text:p>
          </table:table-cell>
          <table:table-cell table:formula="of:=[.J48]*[.D48]" office:value-type="float" office:value="0.977307338016" calcext:value-type="float">
            <text:p>0.977307338016</text:p>
          </table:table-cell>
          <table:table-cell table:formula="of:=[.K48]*[.E48]" office:value-type="float" office:value="0.9774008322" calcext:value-type="float">
            <text:p>0.97740083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08082" calcext:value-type="float">
            <text:p>0.908082</text:p>
          </table:table-cell>
          <table:table-cell office:value-type="float" office:value="0.970298" calcext:value-type="float">
            <text:p>0.970298</text:p>
          </table:table-cell>
          <table:table-cell office:value-type="float" office:value="0.953574" calcext:value-type="float">
            <text:p>0.953574</text:p>
          </table:table-cell>
          <table:table-cell office:value-type="float" office:value="1.00727" calcext:value-type="float">
            <text:p>1.00727</text:p>
          </table:table-cell>
          <table:table-cell table:number-columns-repeated="2"/>
          <table:table-cell office:value-type="float" office:value="0.999854" calcext:value-type="float">
            <text:p>0.999854</text:p>
          </table:table-cell>
          <table:table-cell office:value-type="float" office:value="0.999729" calcext:value-type="float">
            <text:p>0.999729</text:p>
          </table:table-cell>
          <table:table-cell office:value-type="float" office:value="0.999823" calcext:value-type="float">
            <text:p>0.999823</text:p>
          </table:table-cell>
          <table:table-cell office:value-type="float" office:value="0.999711" calcext:value-type="float">
            <text:p>0.999711</text:p>
          </table:table-cell>
          <table:table-cell table:number-columns-repeated="2"/>
          <table:table-cell table:formula="of:=[.H49]*[.B49]" office:value-type="float" office:value="0.907949420028" calcext:value-type="float">
            <text:p>0.907949420028</text:p>
          </table:table-cell>
          <table:table-cell table:formula="of:=[.I49]*[.C49]" office:value-type="float" office:value="0.970035049242" calcext:value-type="float">
            <text:p>0.970035049242</text:p>
          </table:table-cell>
          <table:table-cell table:formula="of:=[.J49]*[.D49]" office:value-type="float" office:value="0.953405217402" calcext:value-type="float">
            <text:p>0.953405217402</text:p>
          </table:table-cell>
          <table:table-cell table:formula="of:=[.K49]*[.E49]" office:value-type="float" office:value="1.00697889897" calcext:value-type="float">
            <text:p>1.006978898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203628" calcext:value-type="float">
            <text:p>0.0203628</text:p>
          </table:table-cell>
          <table:table-cell office:value-type="float" office:value="0.028793" calcext:value-type="float">
            <text:p>0.028793</text:p>
          </table:table-cell>
          <table:table-cell office:value-type="float" office:value="0.0184411" calcext:value-type="float">
            <text:p>0.0184411</text:p>
          </table:table-cell>
          <table:table-cell office:value-type="float" office:value="0.0357797" calcext:value-type="float">
            <text:p>0.0357797</text:p>
          </table:table-cell>
          <table:table-cell table:number-columns-repeated="2"/>
          <table:table-cell office:value-type="float" office:value="0.0178314" calcext:value-type="float">
            <text:p>0.0178314</text:p>
          </table:table-cell>
          <table:table-cell office:value-type="float" office:value="0.0238617" calcext:value-type="float">
            <text:p>0.0238617</text:p>
          </table:table-cell>
          <table:table-cell office:value-type="float" office:value="0.0183704" calcext:value-type="float">
            <text:p>0.0183704</text:p>
          </table:table-cell>
          <table:table-cell office:value-type="float" office:value="0.023951" calcext:value-type="float">
            <text:p>0.023951</text:p>
          </table:table-cell>
          <table:table-cell table:number-columns-repeated="2"/>
          <table:table-cell table:style-name="ce1" table:formula="of:=SQRT([.H46]*[.H46]*[.B50]*[.B50]+[.B46]*[.B46]*[.H50]*[.H50])" office:value-type="float" office:value="0.0267929129304493" calcext:value-type="float">
            <text:p>0.026792912930449</text:p>
          </table:table-cell>
          <table:table-cell table:style-name="ce1" table:formula="of:=SQRT([.I46]*[.I46]*[.C50]*[.C50]+[.C46]*[.C46]*[.I50]*[.I50])" office:value-type="float" office:value="0.0371343589793318" calcext:value-type="float">
            <text:p>0.037134358979332</text:p>
          </table:table-cell>
          <table:table-cell table:style-name="ce1" table:formula="of:=SQRT([.J46]*[.J46]*[.D50]*[.D50]+[.D46]*[.D46]*[.J50]*[.J50])" office:value-type="float" office:value="0.0255728342016698" calcext:value-type="float">
            <text:p>0.02557283420167</text:p>
          </table:table-cell>
          <table:table-cell table:style-name="ce1" table:formula="of:=SQRT([.K46]*[.K46]*[.E50]*[.E50]+[.E46]*[.E46]*[.K50]*[.K50])" office:value-type="float" office:value="0.0419551010809972" calcext:value-type="float">
            <text:p>0.0419551010809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880802" calcext:value-type="float">
            <text:p>0.00880802</text:p>
          </table:table-cell>
          <table:table-cell office:value-type="float" office:value="0.0129364" calcext:value-type="float">
            <text:p>0.0129364</text:p>
          </table:table-cell>
          <table:table-cell office:value-type="float" office:value="0.011028" calcext:value-type="float">
            <text:p>0.011028</text:p>
          </table:table-cell>
          <table:table-cell office:value-type="float" office:value="0.0184795" calcext:value-type="float">
            <text:p>0.0184795</text:p>
          </table:table-cell>
          <table:table-cell table:number-columns-repeated="2"/>
          <table:table-cell office:value-type="float" office:value="0.00874809" calcext:value-type="float">
            <text:p>0.00874809</text:p>
          </table:table-cell>
          <table:table-cell office:value-type="float" office:value="0.0182428" calcext:value-type="float">
            <text:p>0.0182428</text:p>
          </table:table-cell>
          <table:table-cell office:value-type="float" office:value="0.0098408" calcext:value-type="float">
            <text:p>0.0098408</text:p>
          </table:table-cell>
          <table:table-cell office:value-type="float" office:value="0.0183704" calcext:value-type="float">
            <text:p>0.0183704</text:p>
          </table:table-cell>
          <table:table-cell table:number-columns-repeated="2"/>
          <table:table-cell table:style-name="ce1" table:formula="of:=SQRT([.H47]*[.H47]*[.B51]*[.B51]+[.B47]*[.B47]*[.H51]*[.H51])" office:value-type="float" office:value="0.0121625121087927" calcext:value-type="float">
            <text:p>0.012162512108793</text:p>
          </table:table-cell>
          <table:table-cell table:style-name="ce1" table:formula="of:=SQRT([.I47]*[.I47]*[.C51]*[.C51]+[.C47]*[.C47]*[.I51]*[.I51])" office:value-type="float" office:value="0.0220613036820319" calcext:value-type="float">
            <text:p>0.022061303682032</text:p>
          </table:table-cell>
          <table:table-cell table:style-name="ce1" table:formula="of:=SQRT([.J47]*[.J47]*[.D51]*[.D51]+[.D47]*[.D47]*[.J51]*[.J51])" office:value-type="float" office:value="0.0141923923163434" calcext:value-type="float">
            <text:p>0.014192392316343</text:p>
          </table:table-cell>
          <table:table-cell table:style-name="ce1" table:formula="of:=SQRT([.K47]*[.K47]*[.E51]*[.E51]+[.E47]*[.E47]*[.K51]*[.K51])" office:value-type="float" office:value="0.0257217663018101" calcext:value-type="float">
            <text:p>0.025721766301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25351" calcext:value-type="float">
            <text:p>0.0125351</text:p>
          </table:table-cell>
          <table:table-cell office:value-type="float" office:value="0.0237727" calcext:value-type="float">
            <text:p>0.0237727</text:p>
          </table:table-cell>
          <table:table-cell office:value-type="float" office:value="0.0133748" calcext:value-type="float">
            <text:p>0.0133748</text:p>
          </table:table-cell>
          <table:table-cell office:value-type="float" office:value="0.028854" calcext:value-type="float">
            <text:p>0.028854</text:p>
          </table:table-cell>
          <table:table-cell table:number-columns-repeated="2"/>
          <table:table-cell office:value-type="float" office:value="0.0176988" calcext:value-type="float">
            <text:p>0.0176988</text:p>
          </table:table-cell>
          <table:table-cell office:value-type="float" office:value="0.0237718" calcext:value-type="float">
            <text:p>0.0237718</text:p>
          </table:table-cell>
          <table:table-cell office:value-type="float" office:value="0.0182428" calcext:value-type="float">
            <text:p>0.0182428</text:p>
          </table:table-cell>
          <table:table-cell office:value-type="float" office:value="0.0238617" calcext:value-type="float">
            <text:p>0.0238617</text:p>
          </table:table-cell>
          <table:table-cell table:number-columns-repeated="2"/>
          <table:table-cell table:style-name="ce1" table:formula="of:=SQRT([.H48]*[.H48]*[.B52]*[.B52]+[.B48]*[.B48]*[.H52]*[.H52])" office:value-type="float" office:value="0.0208813046129554" calcext:value-type="float">
            <text:p>0.020881304612955</text:p>
          </table:table-cell>
          <table:table-cell table:style-name="ce1" table:formula="of:=SQRT([.I48]*[.I48]*[.C52]*[.C52]+[.C48]*[.C48]*[.I52]*[.I52])" office:value-type="float" office:value="0.0316423265065971" calcext:value-type="float">
            <text:p>0.031642326506597</text:p>
          </table:table-cell>
          <table:table-cell table:style-name="ce1" table:formula="of:=SQRT([.J48]*[.J48]*[.D52]*[.D52]+[.D48]*[.D48]*[.J52]*[.J52])" office:value-type="float" office:value="0.0222899859508441" calcext:value-type="float">
            <text:p>0.022289985950844</text:p>
          </table:table-cell>
          <table:table-cell table:style-name="ce1" table:formula="of:=SQRT([.K48]*[.K48]*[.E52]*[.E52]+[.E48]*[.E48]*[.K52]*[.K52])" office:value-type="float" office:value="0.0370969148078822" calcext:value-type="float">
            <text:p>0.0370969148078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771285" calcext:value-type="float">
            <text:p>0.00771285</text:p>
          </table:table-cell>
          <table:table-cell office:value-type="float" office:value="0.0109744" calcext:value-type="float">
            <text:p>0.0109744</text:p>
          </table:table-cell>
          <table:table-cell office:value-type="float" office:value="0.00885601" calcext:value-type="float">
            <text:p>0.00885601</text:p>
          </table:table-cell>
          <table:table-cell office:value-type="float" office:value="0.016881" calcext:value-type="float">
            <text:p>0.016881</text:p>
          </table:table-cell>
          <table:table-cell table:number-columns-repeated="2"/>
          <table:table-cell office:value-type="float" office:value="0.00749087" calcext:value-type="float">
            <text:p>0.00749087</text:p>
          </table:table-cell>
          <table:table-cell office:value-type="float" office:value="0.0176988" calcext:value-type="float">
            <text:p>0.0176988</text:p>
          </table:table-cell>
          <table:table-cell office:value-type="float" office:value="0.00874809" calcext:value-type="float">
            <text:p>0.00874809</text:p>
          </table:table-cell>
          <table:table-cell office:value-type="float" office:value="0.0178314" calcext:value-type="float">
            <text:p>0.0178314</text:p>
          </table:table-cell>
          <table:table-cell table:number-columns-repeated="2"/>
          <table:table-cell table:style-name="ce1" table:formula="of:=SQRT([.H49]*[.H49]*[.B53]*[.B53]+[.B49]*[.B49]*[.H53]*[.H53])" office:value-type="float" office:value="0.0102831075339429" calcext:value-type="float">
            <text:p>0.010283107533943</text:p>
          </table:table-cell>
          <table:table-cell table:style-name="ce1" table:formula="of:=SQRT([.I49]*[.I49]*[.C53]*[.C53]+[.C49]*[.C49]*[.I53]*[.I53])" office:value-type="float" office:value="0.0203786138513361" calcext:value-type="float">
            <text:p>0.020378613851336</text:p>
          </table:table-cell>
          <table:table-cell table:style-name="ce1" table:formula="of:=SQRT([.J49]*[.J49]*[.D53]*[.D53]+[.D49]*[.D49]*[.J53]*[.J53])" office:value-type="float" office:value="0.0121650853316235" calcext:value-type="float">
            <text:p>0.012165085331624</text:p>
          </table:table-cell>
          <table:table-cell table:style-name="ce1" table:formula="of:=SQRT([.K49]*[.K49]*[.E53]*[.E53]+[.E49]*[.E49]*[.K53]*[.K53])" office:value-type="float" office:value="0.0246455315531895" calcext:value-type="float">
            <text:p>0.02464553155319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ouble H</text:p>
          </table:table-cell>
          <table:table-cell office:value-type="float" office:value="0.941982" calcext:value-type="float">
            <text:p>0.941982</text:p>
          </table:table-cell>
          <table:table-cell office:value-type="float" office:value="0.97495" calcext:value-type="float">
            <text:p>0.97495</text:p>
          </table:table-cell>
          <table:table-cell office:value-type="float" office:value="0.969626" calcext:value-type="float">
            <text:p>0.969626</text:p>
          </table:table-cell>
          <table:table-cell office:value-type="float" office:value="0.903922" calcext:value-type="float">
            <text:p>0.903922</text:p>
          </table:table-cell>
          <table:table-cell table:number-columns-repeated="2"/>
          <table:table-cell office:value-type="float" office:value="0.999755" calcext:value-type="float">
            <text:p>0.999755</text:p>
          </table:table-cell>
          <table:table-cell office:value-type="float" office:value="0.99919" calcext:value-type="float">
            <text:p>0.99919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0.998507" calcext:value-type="float">
            <text:p>0.998507</text:p>
          </table:table-cell>
          <table:table-cell table:number-columns-repeated="2"/>
          <table:table-cell table:formula="of:=[.H55]*[.B55]" office:value-type="float" office:value="0.94175121441" calcext:value-type="float">
            <text:p>0.94175121441</text:p>
          </table:table-cell>
          <table:table-cell table:formula="of:=[.I55]*[.C55]" office:value-type="float" office:value="0.9741602905" calcext:value-type="float">
            <text:p>0.9741602905</text:p>
          </table:table-cell>
          <table:table-cell table:formula="of:=[.J55]*[.D55]" office:value-type="float" office:value="0.96963569626" calcext:value-type="float">
            <text:p>0.96963569626</text:p>
          </table:table-cell>
          <table:table-cell table:formula="of:=[.K55]*[.E55]" office:value-type="float" office:value="0.902572444454" calcext:value-type="float">
            <text:p>0.9025724444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60818" calcext:value-type="float">
            <text:p>0.960818</text:p>
          </table:table-cell>
          <table:table-cell office:value-type="float" office:value="0.960111" calcext:value-type="float">
            <text:p>0.960111</text:p>
          </table:table-cell>
          <table:table-cell office:value-type="float" office:value="0.918554" calcext:value-type="float">
            <text:p>0.918554</text:p>
          </table:table-cell>
          <table:table-cell office:value-type="float" office:value="0.988159" calcext:value-type="float">
            <text:p>0.9881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" calcext:value-type="float">
            <text:p>1</text:p>
          </table:table-cell>
          <table:table-cell office:value-type="float" office:value="1.00001" calcext:value-type="float">
            <text:p>1.00001</text:p>
          </table:table-cell>
          <table:table-cell table:number-columns-repeated="2"/>
          <table:table-cell table:formula="of:=[.H56]*[.B56]" office:value-type="float" office:value="0.960818" calcext:value-type="float">
            <text:p>0.960818</text:p>
          </table:table-cell>
          <table:table-cell table:formula="of:=[.I56]*[.C56]" office:value-type="float" office:value="0.96012060111" calcext:value-type="float">
            <text:p>0.96012060111</text:p>
          </table:table-cell>
          <table:table-cell table:formula="of:=[.J56]*[.D56]" office:value-type="float" office:value="0.918554" calcext:value-type="float">
            <text:p>0.918554</text:p>
          </table:table-cell>
          <table:table-cell table:formula="of:=[.K56]*[.E56]" office:value-type="float" office:value="0.98816888159" calcext:value-type="float">
            <text:p>0.988168881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4803" calcext:value-type="float">
            <text:p>0.94803</text:p>
          </table:table-cell>
          <table:table-cell office:value-type="float" office:value="0.857575" calcext:value-type="float">
            <text:p>0.857575</text:p>
          </table:table-cell>
          <table:table-cell office:value-type="float" office:value="0.966251" calcext:value-type="float">
            <text:p>0.966251</text:p>
          </table:table-cell>
          <table:table-cell office:value-type="float" office:value="0.927265" calcext:value-type="float">
            <text:p>0.927265</text:p>
          </table:table-cell>
          <table:table-cell table:number-columns-repeated="2"/>
          <table:table-cell office:value-type="float" office:value="0.999867" calcext:value-type="float">
            <text:p>0.999867</text:p>
          </table:table-cell>
          <table:table-cell office:value-type="float" office:value="0.999561" calcext:value-type="float">
            <text:p>0.999561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0.99919" calcext:value-type="float">
            <text:p>0.99919</text:p>
          </table:table-cell>
          <table:table-cell table:number-columns-repeated="2"/>
          <table:table-cell table:formula="of:=[.H57]*[.B57]" office:value-type="float" office:value="0.94790391201" calcext:value-type="float">
            <text:p>0.94790391201</text:p>
          </table:table-cell>
          <table:table-cell table:formula="of:=[.I57]*[.C57]" office:value-type="float" office:value="0.857198524575" calcext:value-type="float">
            <text:p>0.857198524575</text:p>
          </table:table-cell>
          <table:table-cell table:formula="of:=[.J57]*[.D57]" office:value-type="float" office:value="0.96626066251" calcext:value-type="float">
            <text:p>0.96626066251</text:p>
          </table:table-cell>
          <table:table-cell table:formula="of:=[.K57]*[.E57]" office:value-type="float" office:value="0.92651391535" calcext:value-type="float">
            <text:p>0.926513915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30731" calcext:value-type="float">
            <text:p>0.930731</text:p>
          </table:table-cell>
          <table:table-cell office:value-type="float" office:value="0.945141" calcext:value-type="float">
            <text:p>0.945141</text:p>
          </table:table-cell>
          <table:table-cell office:value-type="float" office:value="0.963512" calcext:value-type="float">
            <text:p>0.963512</text:p>
          </table:table-cell>
          <table:table-cell office:value-type="float" office:value="0.94135" calcext:value-type="float">
            <text:p>0.94135</text:p>
          </table:table-cell>
          <table:table-cell table:number-columns-repeated="2"/>
          <table:table-cell office:value-type="float" office:value="0.99996" calcext:value-type="float">
            <text:p>0.99996</text:p>
          </table:table-cell>
          <table:table-cell office:value-type="float" office:value="0.999867" calcext:value-type="float">
            <text:p>0.999867</text:p>
          </table:table-cell>
          <table:table-cell office:value-type="float" office:value="1" calcext:value-type="float">
            <text:p>1</text:p>
          </table:table-cell>
          <table:table-cell office:value-type="float" office:value="0.999755" calcext:value-type="float">
            <text:p>0.999755</text:p>
          </table:table-cell>
          <table:table-cell table:number-columns-repeated="2"/>
          <table:table-cell table:formula="of:=[.H58]*[.B58]" office:value-type="float" office:value="0.93069377076" calcext:value-type="float">
            <text:p>0.93069377076</text:p>
          </table:table-cell>
          <table:table-cell table:formula="of:=[.I58]*[.C58]" office:value-type="float" office:value="0.945015296247" calcext:value-type="float">
            <text:p>0.945015296247</text:p>
          </table:table-cell>
          <table:table-cell table:formula="of:=[.J58]*[.D58]" office:value-type="float" office:value="0.963512" calcext:value-type="float">
            <text:p>0.963512</text:p>
          </table:table-cell>
          <table:table-cell table:formula="of:=[.K58]*[.E58]" office:value-type="float" office:value="0.94111936925" calcext:value-type="float">
            <text:p>0.941119369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223759" calcext:value-type="float">
            <text:p>0.0223759</text:p>
          </table:table-cell>
          <table:table-cell office:value-type="float" office:value="0.0280324" calcext:value-type="float">
            <text:p>0.0280324</text:p>
          </table:table-cell>
          <table:table-cell office:value-type="float" office:value="0.01799" calcext:value-type="float">
            <text:p>0.01799</text:p>
          </table:table-cell>
          <table:table-cell office:value-type="float" office:value="0.0340205" calcext:value-type="float">
            <text:p>0.0340205</text:p>
          </table:table-cell>
          <table:table-cell table:number-columns-repeated="2"/>
          <table:table-cell office:value-type="float" office:value="0.0176396" calcext:value-type="float">
            <text:p>0.0176396</text:p>
          </table:table-cell>
          <table:table-cell office:value-type="float" office:value="0.0186666" calcext:value-type="float">
            <text:p>0.0186666</text:p>
          </table:table-cell>
          <table:table-cell office:value-type="float" office:value="0.0178021" calcext:value-type="float">
            <text:p>0.0178021</text:p>
          </table:table-cell>
          <table:table-cell office:value-type="float" office:value="0.0236135" calcext:value-type="float">
            <text:p>0.0236135</text:p>
          </table:table-cell>
          <table:table-cell table:number-columns-repeated="2"/>
          <table:table-cell table:formula="of:=SQRT([.H55]*[.H55]*[.B59]*[.B59]+[.B55]*[.B55]*[.H59]*[.H59])" office:value-type="float" office:value="0.0278663457240716" calcext:value-type="float">
            <text:p>0.027866345724072</text:p>
          </table:table-cell>
          <table:table-cell table:formula="of:=SQRT([.I55]*[.I55]*[.C59]*[.C59]+[.C55]*[.C55]*[.I59]*[.I59])" office:value-type="float" office:value="0.0334027933875233" calcext:value-type="float">
            <text:p>0.033402793387523</text:p>
          </table:table-cell>
          <table:table-cell table:formula="of:=SQRT([.J55]*[.J55]*[.D59]*[.D59]+[.D55]*[.D55]*[.J59]*[.J59])" office:value-type="float" office:value="0.0249319429311082" calcext:value-type="float">
            <text:p>0.024931942931108</text:p>
          </table:table-cell>
          <table:table-cell table:formula="of:=SQRT([.K55]*[.K55]*[.E59]*[.E59]+[.E55]*[.E55]*[.K59]*[.K59])" office:value-type="float" office:value="0.0401190714188653" calcext:value-type="float">
            <text:p>0.0401190714188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848118" calcext:value-type="float">
            <text:p>0.00848118</text:p>
          </table:table-cell>
          <table:table-cell office:value-type="float" office:value="0.0140687" calcext:value-type="float">
            <text:p>0.0140687</text:p>
          </table:table-cell>
          <table:table-cell office:value-type="float" office:value="0.0103158" calcext:value-type="float">
            <text:p>0.0103158</text:p>
          </table:table-cell>
          <table:table-cell office:value-type="float" office:value="0.0168304" calcext:value-type="float">
            <text:p>0.0168304</text:p>
          </table:table-cell>
          <table:table-cell table:number-columns-repeated="2"/>
          <table:table-cell office:value-type="float" office:value="0.00721455" calcext:value-type="float">
            <text:p>0.00721455</text:p>
          </table:table-cell>
          <table:table-cell office:value-type="float" office:value="0.0097344" calcext:value-type="float">
            <text:p>0.0097344</text:p>
          </table:table-cell>
          <table:table-cell office:value-type="float" office:value="0.00749791" calcext:value-type="float">
            <text:p>0.00749791</text:p>
          </table:table-cell>
          <table:table-cell office:value-type="float" office:value="0.0178021" calcext:value-type="float">
            <text:p>0.0178021</text:p>
          </table:table-cell>
          <table:table-cell table:number-columns-repeated="2"/>
          <table:table-cell table:formula="of:=SQRT([.H56]*[.H56]*[.B60]*[.B60]+[.B56]*[.B56]*[.H60]*[.H60])" office:value-type="float" office:value="0.0109535943408441" calcext:value-type="float">
            <text:p>0.010953594340844</text:p>
          </table:table-cell>
          <table:table-cell table:formula="of:=SQRT([.I56]*[.I56]*[.C60]*[.C60]+[.C56]*[.C56]*[.I60]*[.I60])" office:value-type="float" office:value="0.0168902915293089" calcext:value-type="float">
            <text:p>0.016890291529309</text:p>
          </table:table-cell>
          <table:table-cell table:formula="of:=SQRT([.J56]*[.J56]*[.D60]*[.D60]+[.D56]*[.D56]*[.J60]*[.J60])" office:value-type="float" office:value="0.0124036179659439" calcext:value-type="float">
            <text:p>0.012403617965944</text:p>
          </table:table-cell>
          <table:table-cell table:formula="of:=SQRT([.K56]*[.K56]*[.E60]*[.E60]+[.E56]*[.E56]*[.K60]*[.K60])" office:value-type="float" office:value="0.0243458836928567" calcext:value-type="float">
            <text:p>0.0243458836928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18954" calcext:value-type="float">
            <text:p>0.0118954</text:p>
          </table:table-cell>
          <table:table-cell office:value-type="float" office:value="0.0233689" calcext:value-type="float">
            <text:p>0.0233689</text:p>
          </table:table-cell>
          <table:table-cell office:value-type="float" office:value="0.0137765" calcext:value-type="float">
            <text:p>0.0137765</text:p>
          </table:table-cell>
          <table:table-cell office:value-type="float" office:value="0.0365985" calcext:value-type="float">
            <text:p>0.0365985</text:p>
          </table:table-cell>
          <table:table-cell table:number-columns-repeated="2"/>
          <table:table-cell office:value-type="float" office:value="0.00950859" calcext:value-type="float">
            <text:p>0.00950859</text:p>
          </table:table-cell>
          <table:table-cell office:value-type="float" office:value="0.0114738" calcext:value-type="float">
            <text:p>0.0114738</text:p>
          </table:table-cell>
          <table:table-cell office:value-type="float" office:value="0.0097344" calcext:value-type="float">
            <text:p>0.0097344</text:p>
          </table:table-cell>
          <table:table-cell office:value-type="float" office:value="0.0186666" calcext:value-type="float">
            <text:p>0.0186666</text:p>
          </table:table-cell>
          <table:table-cell table:number-columns-repeated="2"/>
          <table:table-cell table:formula="of:=SQRT([.H57]*[.H57]*[.B61]*[.B61]+[.B57]*[.B57]*[.H61]*[.H61])" office:value-type="float" office:value="0.0149239012024842" calcext:value-type="float">
            <text:p>0.014923901202484</text:p>
          </table:table-cell>
          <table:table-cell table:formula="of:=SQRT([.I57]*[.I57]*[.C61]*[.C61]+[.C57]*[.C57]*[.I61]*[.I61])" office:value-type="float" office:value="0.0253464929837194" calcext:value-type="float">
            <text:p>0.025346492983719</text:p>
          </table:table-cell>
          <table:table-cell table:formula="of:=SQRT([.J57]*[.J57]*[.D61]*[.D61]+[.D57]*[.D57]*[.J61]*[.J61])" office:value-type="float" office:value="0.0166813131622034" calcext:value-type="float">
            <text:p>0.016681313162203</text:p>
          </table:table-cell>
          <table:table-cell table:formula="of:=SQRT([.K57]*[.K57]*[.E61]*[.E61]+[.E57]*[.E57]*[.K61]*[.K61])" office:value-type="float" office:value="0.0404583571892332" calcext:value-type="float">
            <text:p>0.0404583571892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715412" calcext:value-type="float">
            <text:p>0.00715412</text:p>
          </table:table-cell>
          <table:table-cell office:value-type="float" office:value="0.0121807" calcext:value-type="float">
            <text:p>0.0121807</text:p>
          </table:table-cell>
          <table:table-cell office:value-type="float" office:value="0.00837391" calcext:value-type="float">
            <text:p>0.00837391</text:p>
          </table:table-cell>
          <table:table-cell office:value-type="float" office:value="0.0224339" calcext:value-type="float">
            <text:p>0.0224339</text:p>
          </table:table-cell>
          <table:table-cell table:number-columns-repeated="2"/>
          <table:table-cell office:value-type="float" office:value="0.00692342" calcext:value-type="float">
            <text:p>0.00692342</text:p>
          </table:table-cell>
          <table:table-cell office:value-type="float" office:value="0.00950859" calcext:value-type="float">
            <text:p>0.00950859</text:p>
          </table:table-cell>
          <table:table-cell office:value-type="float" office:value="0.00721455" calcext:value-type="float">
            <text:p>0.00721455</text:p>
          </table:table-cell>
          <table:table-cell office:value-type="float" office:value="0.0176396" calcext:value-type="float">
            <text:p>0.0176396</text:p>
          </table:table-cell>
          <table:table-cell table:number-columns-repeated="2"/>
          <table:table-cell table:formula="of:=SQRT([.H58]*[.H58]*[.B62]*[.B62]+[.B58]*[.B58]*[.H62]*[.H62])" office:value-type="float" office:value="0.00962810642678789" calcext:value-type="float">
            <text:p>0.009628106426788</text:p>
          </table:table-cell>
          <table:table-cell table:formula="of:=SQRT([.I58]*[.I58]*[.C62]*[.C62]+[.C58]*[.C58]*[.I62]*[.I62])" office:value-type="float" office:value="0.015135897978928" calcext:value-type="float">
            <text:p>0.015135897978928</text:p>
          </table:table-cell>
          <table:table-cell table:formula="of:=SQRT([.J58]*[.J58]*[.D62]*[.D62]+[.D58]*[.D58]*[.J62]*[.J62])" office:value-type="float" office:value="0.0108831528904481" calcext:value-type="float">
            <text:p>0.010883152890448</text:p>
          </table:table-cell>
          <table:table-cell table:formula="of:=SQRT([.K58]*[.K58]*[.E62]*[.E62]+[.E58]*[.E58]*[.K62]*[.K62])" office:value-type="float" office:value="0.0279062817539611" calcext:value-type="float">
            <text:p>0.027906281753961</text:p>
          </table:table-cell>
          <table:table-cell table:number-columns-repeated="2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mean even</text:p>
          </table:table-cell>
          <table:table-cell table:formula="of:=([.N1]+[.N10]+[.N19]+[.N28]+[.N37]+[.N46]+[.N55])/7" office:value-type="float" office:value="0.897691309066714" calcext:value-type="float">
            <text:p>0.897691309066714</text:p>
          </table:table-cell>
          <table:table-cell table:formula="of:=([.O1]+[.O10]+[.O19]+[.O28]+[.O37]+[.O46]+[.O55])/7" office:value-type="float" office:value="0.926945800831428" calcext:value-type="float">
            <text:p>0.926945800831428</text:p>
          </table:table-cell>
          <table:table-cell table:formula="of:=([.P1]+[.P10]+[.P19]+[.P28]+[.P37]+[.P46]+[.P55])/7" office:value-type="float" office:value="0.900518169181286" calcext:value-type="float">
            <text:p>0.900518169181286</text:p>
          </table:table-cell>
          <table:table-cell table:formula="of:=([.Q1]+[.Q10]+[.Q19]+[.Q28]+[.Q37]+[.Q46]+[.Q55])/7" office:value-type="float" office:value="0.798316329797286" calcext:value-type="float">
            <text:p>0.798316329797286</text:p>
          </table:table-cell>
          <table:table-cell table:formula="of:=SUM([.N66:.Q66])" office:value-type="float" office:value="3.52347160887671" calcext:value-type="float">
            <text:p>3.52347160887671</text:p>
          </table:table-cell>
          <table:table-cell/>
        </table:table-row>
        <table:table-row table:style-name="ro1">
          <table:table-cell office:value-type="string" calcext:value-type="string">
            <text:p>lum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5"/>
          <table:table-cell table:formula="of:=([.N2]+[.N11]+[.N20]+[.N29]+[.N38]+[.N47]+[.N56])/7" office:value-type="float" office:value="0.911260831147428" calcext:value-type="float">
            <text:p>0.911260831147428</text:p>
          </table:table-cell>
          <table:table-cell table:formula="of:=([.O2]+[.O11]+[.O20]+[.O29]+[.O38]+[.O47]+[.O56])/7" office:value-type="float" office:value="0.933836714800714" calcext:value-type="float">
            <text:p>0.933836714800714</text:p>
          </table:table-cell>
          <table:table-cell table:formula="of:=([.P2]+[.P11]+[.P20]+[.P29]+[.P38]+[.P47]+[.P56])/7" office:value-type="float" office:value="0.855363705222143" calcext:value-type="float">
            <text:p>0.855363705222143</text:p>
          </table:table-cell>
          <table:table-cell table:formula="of:=([.Q2]+[.Q11]+[.Q20]+[.Q29]+[.Q38]+[.Q47]+[.Q56])/7" office:value-type="float" office:value="0.913474112117143" calcext:value-type="float">
            <text:p>0.913474112117143</text:p>
          </table:table-cell>
          <table:table-cell table:formula="of:=SUM([.N67:.Q67])" office:value-type="float" office:value="3.61393536328743" calcext:value-type="float">
            <text:p>3.61393536328743</text:p>
          </table:table-cell>
          <table:table-cell/>
        </table:table-row>
        <table:table-row table:style-name="ro1">
          <table:table-cell/>
          <table:table-cell office:value-type="float" office:value="5.784" calcext:value-type="float">
            <text:p>5.784</text:p>
          </table:table-cell>
          <table:table-cell office:value-type="float" office:value="2.573" calcext:value-type="float">
            <text:p>2.573</text:p>
          </table:table-cell>
          <table:table-cell office:value-type="float" office:value="4.248" calcext:value-type="float">
            <text:p>4.248</text:p>
          </table:table-cell>
          <table:table-cell office:value-type="float" office:value="4.009" calcext:value-type="float">
            <text:p>4.009</text:p>
          </table:table-cell>
          <table:table-cell office:value-type="float" office:value="3.102" calcext:value-type="float">
            <text:p>3.102</text:p>
          </table:table-cell>
          <table:table-cell office:value-type="float" office:value="7.54" calcext:value-type="float">
            <text:p>7.54</text:p>
          </table:table-cell>
          <table:table-cell office:value-type="float" office:value="8.606" calcext:value-type="float">
            <text:p>8.606</text:p>
          </table:table-cell>
          <table:table-cell table:number-columns-repeated="5"/>
          <table:table-cell table:formula="of:=([.N3]+[.N12]+[.N21]+[.N30]+[.N39]+[.N48]+[.N57])/7" office:value-type="float" office:value="0.907121328055286" calcext:value-type="float">
            <text:p>0.907121328055286</text:p>
          </table:table-cell>
          <table:table-cell table:formula="of:=([.O3]+[.O12]+[.O21]+[.O30]+[.O39]+[.O48]+[.O57])/7" office:value-type="float" office:value="0.835540711929571" calcext:value-type="float">
            <text:p>0.835540711929571</text:p>
          </table:table-cell>
          <table:table-cell table:formula="of:=([.P3]+[.P12]+[.P21]+[.P30]+[.P39]+[.P48]+[.P57])/7" office:value-type="float" office:value="0.923499569713714" calcext:value-type="float">
            <text:p>0.923499569713714</text:p>
          </table:table-cell>
          <table:table-cell table:formula="of:=([.Q3]+[.Q12]+[.Q21]+[.Q30]+[.Q39]+[.Q48]+[.Q57])/7" office:value-type="float" office:value="0.90659248954" calcext:value-type="float">
            <text:p>0.90659248954</text:p>
          </table:table-cell>
          <table:table-cell table:formula="of:=SUM([.N68:.Q68])" office:value-type="float" office:value="3.57275409923857" calcext:value-type="float">
            <text:p>3.57275409923857</text:p>
          </table:table-cell>
          <table:table-cell/>
        </table:table-row>
        <table:table-row table:style-name="ro1">
          <table:table-cell office:value-type="float" office:value="35.862" calcext:value-type="float">
            <text:p>35.862</text:p>
          </table:table-cell>
          <table:table-cell table:formula="of:=[.B68]/[.A69]" office:value-type="float" office:value="0.161284925547934" calcext:value-type="float">
            <text:p>0.161284925547934</text:p>
          </table:table-cell>
          <table:table-cell table:formula="of:=[.C68]/[.A69]" office:value-type="float" office:value="0.0717472533601026" calcext:value-type="float">
            <text:p>0.071747253360103</text:p>
          </table:table-cell>
          <table:table-cell table:formula="of:=[.D68]/[.A69]" office:value-type="float" office:value="0.118454073950142" calcext:value-type="float">
            <text:p>0.118454073950142</text:p>
          </table:table-cell>
          <table:table-cell table:formula="of:=[.E68]/[.A69]" office:value-type="float" office:value="0.111789638056996" calcext:value-type="float">
            <text:p>0.111789638056996</text:p>
          </table:table-cell>
          <table:table-cell table:formula="of:=[.F68]/[.A69]" office:value-type="float" office:value="0.0864982432658524" calcext:value-type="float">
            <text:p>0.086498243265853</text:p>
          </table:table-cell>
          <table:table-cell table:formula="of:=[.G68]/[.A69]" office:value-type="float" office:value="0.210250404327701" calcext:value-type="float">
            <text:p>0.210250404327701</text:p>
          </table:table-cell>
          <table:table-cell table:formula="of:=[.H68]/[.A69]" office:value-type="float" office:value="0.239975461491272" calcext:value-type="float">
            <text:p>0.239975461491272</text:p>
          </table:table-cell>
          <table:table-cell table:number-columns-repeated="5"/>
          <table:table-cell table:formula="of:=([.N4]+[.N13]+[.N22]+[.N31]+[.N40]+[.N49]+[.N58])/7" office:value-type="float" office:value="0.860685681075143" calcext:value-type="float">
            <text:p>0.860685681075143</text:p>
          </table:table-cell>
          <table:table-cell table:formula="of:=([.O4]+[.O13]+[.O22]+[.O31]+[.O40]+[.O49]+[.O58])/7" office:value-type="float" office:value="0.904110369657143" calcext:value-type="float">
            <text:p>0.904110369657143</text:p>
          </table:table-cell>
          <table:table-cell table:formula="of:=([.P4]+[.P13]+[.P22]+[.P31]+[.P40]+[.P49]+[.P58])/7" office:value-type="float" office:value="0.916159682664714" calcext:value-type="float">
            <text:p>0.916159682664714</text:p>
          </table:table-cell>
          <table:table-cell table:formula="of:=([.Q4]+[.Q13]+[.Q22]+[.Q31]+[.Q40]+[.Q49]+[.Q58])/7" office:value-type="float" office:value="0.905925099273286" calcext:value-type="float">
            <text:p>0.905925099273286</text:p>
          </table:table-cell>
          <table:table-cell table:formula="of:=SUM([.N69:.Q69])" office:value-type="float" office:value="3.58688083267029" calcext:value-type="float">
            <text:p>3.58688083267029</text:p>
          </table:table-cell>
          <table:table-cell/>
        </table:table-row>
        <table:table-row table:style-name="ro1">
          <table:table-cell office:value-type="float" office:value="35.862" calcext:value-type="float">
            <text:p>35.862</text:p>
          </table:table-cell>
          <table:table-cell office:value-type="float" office:value="0.161284926" calcext:value-type="float">
            <text:p>0.161284926</text:p>
          </table:table-cell>
          <table:table-cell office:value-type="float" office:value="0.071747253" calcext:value-type="float">
            <text:p>0.071747253</text:p>
          </table:table-cell>
          <table:table-cell office:value-type="float" office:value="0.118454074" calcext:value-type="float">
            <text:p>0.118454074</text:p>
          </table:table-cell>
          <table:table-cell office:value-type="float" office:value="0.111789638" calcext:value-type="float">
            <text:p>0.111789638</text:p>
          </table:table-cell>
          <table:table-cell office:value-type="float" office:value="0.086498243" calcext:value-type="float">
            <text:p>0.086498243</text:p>
          </table:table-cell>
          <table:table-cell office:value-type="float" office:value="0.210250404" calcext:value-type="float">
            <text:p>0.210250404</text:p>
          </table:table-cell>
          <table:table-cell office:value-type="float" office:value="0.239975461" calcext:value-type="float">
            <text:p>0.239975461</text:p>
          </table:table-cell>
          <table:table-cell table:number-columns-repeated="5"/>
          <table:table-cell table:formula="of:=([.N5]+[.N14]+[.N23]+[.N32]+[.N41]+[.N50]+[.N59])/7" office:value-type="float" office:value="0.0240238455465364" calcext:value-type="float">
            <text:p>0.024023845546537</text:p>
          </table:table-cell>
          <table:table-cell table:formula="of:=([.O5]+[.O14]+[.O23]+[.O32]+[.O41]+[.O50]+[.O59])/7" office:value-type="float" office:value="0.0316090275853873" calcext:value-type="float">
            <text:p>0.031609027585387</text:p>
          </table:table-cell>
          <table:table-cell table:formula="of:=([.P5]+[.P14]+[.P23]+[.P32]+[.P41]+[.P50]+[.P59])/7" office:value-type="float" office:value="0.0226048027405529" calcext:value-type="float">
            <text:p>0.022604802740553</text:p>
          </table:table-cell>
          <table:table-cell table:formula="of:=([.Q5]+[.Q14]+[.Q23]+[.Q32]+[.Q41]+[.Q50]+[.Q59])/7" office:value-type="float" office:value="0.0370997007051896" calcext:value-type="float">
            <text:p>0.03709970070519</text:p>
          </table:table-cell>
          <table:table-cell table:formula="of:=SUM([.R66:.R69])" office:value-type="float" office:value="14.297041904073" calcext:value-type="float">
            <text:p>14.297041904073</text:p>
          </table:table-cell>
          <table:table-cell table:formula="of:=[.R70]/16" office:value-type="float" office:value="0.893565119004562" calcext:value-type="float">
            <text:p>0.893565119004562</text:p>
          </table:table-cell>
        </table:table-row>
        <table:table-row table:style-name="ro1">
          <table:table-cell office:value-type="float" office:value="35.862" calcext:value-type="float">
            <text:p>35.862</text:p>
          </table:table-cell>
          <table:table-cell office:value-type="float" office:value="0.161284926" calcext:value-type="float">
            <text:p>0.161284926</text:p>
          </table:table-cell>
          <table:table-cell office:value-type="float" office:value="0.071747253" calcext:value-type="float">
            <text:p>0.071747253</text:p>
          </table:table-cell>
          <table:table-cell office:value-type="float" office:value="0.118454074" calcext:value-type="float">
            <text:p>0.118454074</text:p>
          </table:table-cell>
          <table:table-cell office:value-type="float" office:value="0.111789638" calcext:value-type="float">
            <text:p>0.111789638</text:p>
          </table:table-cell>
          <table:table-cell office:value-type="float" office:value="0.086498243" calcext:value-type="float">
            <text:p>0.086498243</text:p>
          </table:table-cell>
          <table:table-cell office:value-type="float" office:value="0.210250404" calcext:value-type="float">
            <text:p>0.210250404</text:p>
          </table:table-cell>
          <table:table-cell office:value-type="float" office:value="0.239975461" calcext:value-type="float">
            <text:p>0.239975461</text:p>
          </table:table-cell>
          <table:table-cell table:number-columns-repeated="5"/>
          <table:table-cell table:formula="of:=SQRT([.N6]*[.N6]+[.N15]*[.N15]+[.N24]*[.N24]+[.N33]*[.N33]+[.N42]*[.N42]+[.N51]*[.N51]+[.N60]*[.N60])/7" office:value-type="float" office:value="0.00456709551965048" calcext:value-type="float">
            <text:p>0.00456709551965</text:p>
          </table:table-cell>
          <table:table-cell table:formula="of:=SQRT([.O6]*[.O6]+[.O15]*[.O15]+[.O24]*[.O24]+[.O33]*[.O33]+[.O42]*[.O42]+[.O51]*[.O51]+[.O60]*[.O60])/7" office:value-type="float" office:value="0.00716296007146366" calcext:value-type="float">
            <text:p>0.007162960071464</text:p>
          </table:table-cell>
          <table:table-cell table:formula="of:=SQRT([.P6]*[.P6]+[.P15]*[.P15]+[.P24]*[.P24]+[.P33]*[.P33]+[.P42]*[.P42]+[.P51]*[.P51]+[.P60]*[.P60])/7" office:value-type="float" office:value="0.00517556210228332" calcext:value-type="float">
            <text:p>0.005175562102283</text:p>
          </table:table-cell>
          <table:table-cell table:formula="of:=SQRT([.Q6]*[.Q6]+[.Q15]*[.Q15]+[.Q24]*[.Q24]+[.Q33]*[.Q33]+[.Q42]*[.Q42]+[.Q51]*[.Q51]+[.Q60]*[.Q60])/7" office:value-type="float" office:value="0.0102507440511899" calcext:value-type="float">
            <text:p>0.01025074405119</text:p>
          </table:table-cell>
          <table:table-cell table:number-columns-repeated="2"/>
        </table:table-row>
        <table:table-row table:style-name="ro1">
          <table:table-cell office:value-type="float" office:value="35.862" calcext:value-type="float">
            <text:p>35.862</text:p>
          </table:table-cell>
          <table:table-cell office:value-type="float" office:value="0.161284926" calcext:value-type="float">
            <text:p>0.161284926</text:p>
          </table:table-cell>
          <table:table-cell office:value-type="float" office:value="0.071747253" calcext:value-type="float">
            <text:p>0.071747253</text:p>
          </table:table-cell>
          <table:table-cell office:value-type="float" office:value="0.118454074" calcext:value-type="float">
            <text:p>0.118454074</text:p>
          </table:table-cell>
          <table:table-cell office:value-type="float" office:value="0.111789638" calcext:value-type="float">
            <text:p>0.111789638</text:p>
          </table:table-cell>
          <table:table-cell office:value-type="float" office:value="0.086498243" calcext:value-type="float">
            <text:p>0.086498243</text:p>
          </table:table-cell>
          <table:table-cell office:value-type="float" office:value="0.210250404" calcext:value-type="float">
            <text:p>0.210250404</text:p>
          </table:table-cell>
          <table:table-cell office:value-type="float" office:value="0.239975461" calcext:value-type="float">
            <text:p>0.239975461</text:p>
          </table:table-cell>
          <table:table-cell table:number-columns-repeated="5"/>
          <table:table-cell table:formula="of:=SQRT([.N7]*[.N7]+[.N16]*[.N16]+[.N25]*[.N25]+[.N34]*[.N34]+[.N43]*[.N43]+[.N52]*[.N52]+[.N61]*[.N61])/7" office:value-type="float" office:value="0.00638182932954914" calcext:value-type="float">
            <text:p>0.006381829329549</text:p>
          </table:table-cell>
          <table:table-cell table:formula="of:=SQRT([.O7]*[.O7]+[.O16]*[.O16]+[.O25]*[.O25]+[.O34]*[.O34]+[.O43]*[.O43]+[.O52]*[.O52]+[.O61]*[.O61])/7" office:value-type="float" office:value="0.0101767553434258" calcext:value-type="float">
            <text:p>0.010176755343426</text:p>
          </table:table-cell>
          <table:table-cell table:formula="of:=SQRT([.P7]*[.P7]+[.P16]*[.P16]+[.P25]*[.P25]+[.P34]*[.P34]+[.P43]*[.P43]+[.P52]*[.P52]+[.P61]*[.P61])/7" office:value-type="float" office:value="0.00725804513137375" calcext:value-type="float">
            <text:p>0.007258045131374</text:p>
          </table:table-cell>
          <table:table-cell table:formula="of:=SQRT([.Q7]*[.Q7]+[.Q16]*[.Q16]+[.Q25]*[.Q25]+[.Q34]*[.Q34]+[.Q43]*[.Q43]+[.Q52]*[.Q52]+[.Q61]*[.Q61])/7" office:value-type="float" office:value="0.0152465753793063" calcext:value-type="float">
            <text:p>0.015246575379306</text:p>
          </table:table-cell>
          <table:table-cell table:number-columns-repeated="2"/>
        </table:table-row>
        <table:table-row table:style-name="ro1">
          <table:table-cell office:value-type="float" office:value="35.862" calcext:value-type="float">
            <text:p>35.862</text:p>
          </table:table-cell>
          <table:table-cell office:value-type="float" office:value="0.161284926" calcext:value-type="float">
            <text:p>0.161284926</text:p>
          </table:table-cell>
          <table:table-cell office:value-type="float" office:value="0.071747253" calcext:value-type="float">
            <text:p>0.071747253</text:p>
          </table:table-cell>
          <table:table-cell office:value-type="float" office:value="0.118454074" calcext:value-type="float">
            <text:p>0.118454074</text:p>
          </table:table-cell>
          <table:table-cell office:value-type="float" office:value="0.111789638" calcext:value-type="float">
            <text:p>0.111789638</text:p>
          </table:table-cell>
          <table:table-cell office:value-type="float" office:value="0.086498243" calcext:value-type="float">
            <text:p>0.086498243</text:p>
          </table:table-cell>
          <table:table-cell office:value-type="float" office:value="0.210250404" calcext:value-type="float">
            <text:p>0.210250404</text:p>
          </table:table-cell>
          <table:table-cell office:value-type="float" office:value="0.239975461" calcext:value-type="float">
            <text:p>0.239975461</text:p>
          </table:table-cell>
          <table:table-cell table:number-columns-repeated="5"/>
          <table:table-cell table:formula="of:=SQRT([.N8]*[.N8]+[.N17]*[.N17]+[.N26]*[.N26]+[.N35]*[.N35]+[.N44]*[.N44]+[.N53]*[.N53]+[.N62]*[.N62])/7" office:value-type="float" office:value="0.00378114995785809" calcext:value-type="float">
            <text:p>0.003781149957858</text:p>
          </table:table-cell>
          <table:table-cell table:formula="of:=SQRT([.O8]*[.O8]+[.O17]*[.O17]+[.O26]*[.O26]+[.O35]*[.O35]+[.O44]*[.O44]+[.O53]*[.O53]+[.O62]*[.O62])/7" office:value-type="float" office:value="0.00635614063187467" calcext:value-type="float">
            <text:p>0.006356140631875</text:p>
          </table:table-cell>
          <table:table-cell table:formula="of:=SQRT([.P8]*[.P8]+[.P17]*[.P17]+[.P26]*[.P26]+[.P35]*[.P35]+[.P44]*[.P44]+[.P53]*[.P53]+[.P62]*[.P62])/7" office:value-type="float" office:value="0.0045340613629999" calcext:value-type="float">
            <text:p>0.004534061363</text:p>
          </table:table-cell>
          <table:table-cell table:formula="of:=SQRT([.Q8]*[.Q8]+[.Q17]*[.Q17]+[.Q26]*[.Q26]+[.Q35]*[.Q35]+[.Q44]*[.Q44]+[.Q53]*[.Q53]+[.Q62]*[.Q62])/7" office:value-type="float" office:value="0.0107933100936348" calcext:value-type="float">
            <text:p>0.010793310093635</text:p>
          </table:table-cell>
          <table:table-cell table:number-columns-repeated="2"/>
        </table:table-row>
        <table:table-row table:style-name="ro1">
          <table:table-cell office:value-type="float" office:value="35.862" calcext:value-type="float">
            <text:p>35.862</text:p>
          </table:table-cell>
          <table:table-cell office:value-type="float" office:value="0.161284926" calcext:value-type="float">
            <text:p>0.161284926</text:p>
          </table:table-cell>
          <table:table-cell office:value-type="float" office:value="0.071747253" calcext:value-type="float">
            <text:p>0.071747253</text:p>
          </table:table-cell>
          <table:table-cell office:value-type="float" office:value="0.118454074" calcext:value-type="float">
            <text:p>0.118454074</text:p>
          </table:table-cell>
          <table:table-cell office:value-type="float" office:value="0.111789638" calcext:value-type="float">
            <text:p>0.111789638</text:p>
          </table:table-cell>
          <table:table-cell office:value-type="float" office:value="0.086498243" calcext:value-type="float">
            <text:p>0.086498243</text:p>
          </table:table-cell>
          <table:table-cell office:value-type="float" office:value="0.210250404" calcext:value-type="float">
            <text:p>0.210250404</text:p>
          </table:table-cell>
          <table:table-cell office:value-type="float" office:value="0.239975461" calcext:value-type="float">
            <text:p>0.239975461</text:p>
          </table:table-cell>
          <table:table-cell table:number-columns-repeated="11"/>
        </table:table-row>
        <table:table-row table:style-name="ro1">
          <table:table-cell office:value-type="float" office:value="35.862" calcext:value-type="float">
            <text:p>35.862</text:p>
          </table:table-cell>
          <table:table-cell office:value-type="float" office:value="0.161284926" calcext:value-type="float">
            <text:p>0.161284926</text:p>
          </table:table-cell>
          <table:table-cell office:value-type="float" office:value="0.071747253" calcext:value-type="float">
            <text:p>0.071747253</text:p>
          </table:table-cell>
          <table:table-cell office:value-type="float" office:value="0.118454074" calcext:value-type="float">
            <text:p>0.118454074</text:p>
          </table:table-cell>
          <table:table-cell office:value-type="float" office:value="0.111789638" calcext:value-type="float">
            <text:p>0.111789638</text:p>
          </table:table-cell>
          <table:table-cell office:value-type="float" office:value="0.086498243" calcext:value-type="float">
            <text:p>0.086498243</text:p>
          </table:table-cell>
          <table:table-cell office:value-type="float" office:value="0.210250404" calcext:value-type="float">
            <text:p>0.210250404</text:p>
          </table:table-cell>
          <table:table-cell office:value-type="float" office:value="0.239975461" calcext:value-type="float">
            <text:p>0.239975461</text:p>
          </table:table-cell>
          <table:table-cell table:number-columns-repeated="11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mean lumi</text:p>
          </table:table-cell>
          <table:table-cell table:formula="of:=[.N1]*[.B69]+[.N10]*[.C69]+[.N19]*[.D69]+[.N28]*[.E69]+[.N37]*[.F69]+[.N46]*[.G69]+[.N55]*[.H69]" office:value-type="float" office:value="0.914751598643419" calcext:value-type="float">
            <text:p>0.914751598643419</text:p>
          </table:table-cell>
          <table:table-cell table:formula="of:=[.O1]*[.B69]+[.O10]*[.C69]+[.O19]*[.D69]+[.O28]*[.E69]+[.O37]*[.F69]+[.O46]*[.G69]+[.O55]*[.H69]" office:value-type="float" office:value="0.937149162759026" calcext:value-type="float">
            <text:p>0.937149162759026</text:p>
          </table:table-cell>
          <table:table-cell table:formula="of:=[.P1]*[.B69]+[.P10]*[.C69]+[.P19]*[.D69]+[.P28]*[.E69]+[.P37]*[.F69]+[.P46]*[.G69]+[.P55]*[.H69]" office:value-type="float" office:value="0.921641349911235" calcext:value-type="float">
            <text:p>0.921641349911235</text:p>
          </table:table-cell>
          <table:table-cell table:formula="of:=[.Q1]*[.B69]+[.Q10]*[.C69]+[.Q19]*[.D69]+[.Q28]*[.E69]+[.Q37]*[.F69]+[.Q46]*[.G69]+[.Q55]*[.H69]" office:value-type="float" office:value="0.829136840447468" calcext:value-type="float">
            <text:p>0.829136840447468</text:p>
          </table:table-cell>
          <table:table-cell table:formula="of:=SUM([.N79:.Q79])" office:value-type="float" office:value="3.60267895176115" calcext:value-type="float">
            <text:p>3.60267895176115</text:p>
          </table:table-cell>
          <table:table-cell/>
        </table:table-row>
        <table:table-row table:style-name="ro1">
          <table:table-cell table:number-columns-repeated="13"/>
          <table:table-cell table:formula="of:=[.N2]*[.B70]+[.N11]*[.C70]+[.N20]*[.D70]+[.N29]*[.E70]+[.N38]*[.F70]+[.N47]*[.G70]+[.N56]*[.H70]" office:value-type="float" office:value="0.925576632623105" calcext:value-type="float">
            <text:p>0.925576632623105</text:p>
          </table:table-cell>
          <table:table-cell table:formula="of:=[.O2]*[.B70]+[.O11]*[.C70]+[.O20]*[.D70]+[.O29]*[.E70]+[.O38]*[.F70]+[.O47]*[.G70]+[.O56]*[.H70]" office:value-type="float" office:value="0.942854239339801" calcext:value-type="float">
            <text:p>0.942854239339801</text:p>
          </table:table-cell>
          <table:table-cell table:formula="of:=[.P2]*[.B70]+[.P11]*[.C70]+[.P20]*[.D70]+[.P29]*[.E70]+[.P38]*[.F70]+[.P47]*[.G70]+[.P56]*[.H70]" office:value-type="float" office:value="0.869796425659056" calcext:value-type="float">
            <text:p>0.869796425659056</text:p>
          </table:table-cell>
          <table:table-cell table:formula="of:=[.Q2]*[.B70]+[.Q11]*[.C70]+[.Q20]*[.D70]+[.Q29]*[.E70]+[.Q38]*[.F70]+[.Q47]*[.G70]+[.Q56]*[.H70]" office:value-type="float" office:value="0.931448673125056" calcext:value-type="float">
            <text:p>0.931448673125056</text:p>
          </table:table-cell>
          <table:table-cell table:formula="of:=SUM([.N80:.Q80])" office:value-type="float" office:value="3.66967597074702" calcext:value-type="float">
            <text:p>3.66967597074702</text:p>
          </table:table-cell>
          <table:table-cell/>
        </table:table-row>
        <table:table-row table:style-name="ro1">
          <table:table-cell table:number-columns-repeated="13"/>
          <table:table-cell table:formula="of:=[.N3]*[.B71]+[.N12]*[.C71]+[.N21]*[.D71]+[.N30]*[.E71]+[.N39]*[.F71]+[.N48]*[.G71]+[.N57]*[.H71]" office:value-type="float" office:value="0.916959023426773" calcext:value-type="float">
            <text:p>0.916959023426773</text:p>
          </table:table-cell>
          <table:table-cell table:formula="of:=[.O3]*[.B71]+[.O12]*[.C71]+[.O21]*[.D71]+[.O30]*[.E71]+[.O39]*[.F71]+[.O48]*[.G71]+[.O57]*[.H71]" office:value-type="float" office:value="0.844563027026906" calcext:value-type="float">
            <text:p>0.844563027026906</text:p>
          </table:table-cell>
          <table:table-cell table:formula="of:=[.P3]*[.B71]+[.P12]*[.C71]+[.P21]*[.D71]+[.P30]*[.E71]+[.P39]*[.F71]+[.P48]*[.G71]+[.P57]*[.H71]" office:value-type="float" office:value="0.936030962861766" calcext:value-type="float">
            <text:p>0.936030962861766</text:p>
          </table:table-cell>
          <table:table-cell table:formula="of:=[.Q3]*[.B71]+[.Q12]*[.C71]+[.Q21]*[.D71]+[.Q30]*[.E71]+[.Q39]*[.F71]+[.Q48]*[.G71]+[.Q57]*[.H71]" office:value-type="float" office:value="0.914826017268105" calcext:value-type="float">
            <text:p>0.914826017268105</text:p>
          </table:table-cell>
          <table:table-cell table:formula="of:=SUM([.N81:.Q81])" office:value-type="float" office:value="3.61237903058355" calcext:value-type="float">
            <text:p>3.61237903058355</text:p>
          </table:table-cell>
          <table:table-cell/>
        </table:table-row>
        <table:table-row table:style-name="ro1">
          <table:table-cell table:number-columns-repeated="13"/>
          <table:table-cell table:formula="of:=[.N4]*[.B72]+[.N13]*[.C72]+[.N22]*[.D72]+[.N31]*[.E72]+[.N40]*[.F72]+[.N49]*[.G72]+[.N58]*[.H72]" office:value-type="float" office:value="0.877773436535634" calcext:value-type="float">
            <text:p>0.877773436535634</text:p>
          </table:table-cell>
          <table:table-cell table:formula="of:=[.O4]*[.B72]+[.O13]*[.C72]+[.O22]*[.D72]+[.O31]*[.E72]+[.O40]*[.F72]+[.O49]*[.G72]+[.O58]*[.H72]" office:value-type="float" office:value="0.918411511988967" calcext:value-type="float">
            <text:p>0.918411511988967</text:p>
          </table:table-cell>
          <table:table-cell table:formula="of:=[.P4]*[.B72]+[.P13]*[.C72]+[.P22]*[.D72]+[.P31]*[.E72]+[.P40]*[.F72]+[.P49]*[.G72]+[.P58]*[.H72]" office:value-type="float" office:value="0.928187911617204" calcext:value-type="float">
            <text:p>0.928187911617204</text:p>
          </table:table-cell>
          <table:table-cell table:formula="of:=[.Q4]*[.B72]+[.Q13]*[.C72]+[.Q22]*[.D72]+[.Q31]*[.E72]+[.Q40]*[.F72]+[.Q49]*[.G72]+[.Q58]*[.H72]" office:value-type="float" office:value="0.924021154683211" calcext:value-type="float">
            <text:p>0.924021154683211</text:p>
          </table:table-cell>
          <table:table-cell table:formula="of:=SUM([.N82:.Q82])" office:value-type="float" office:value="3.64839401482502" calcext:value-type="float">
            <text:p>3.64839401482502</text:p>
          </table:table-cell>
          <table:table-cell/>
        </table:table-row>
        <table:table-row table:style-name="ro1">
          <table:table-cell table:number-columns-repeated="13"/>
          <table:table-cell table:formula="of:=SQRT([.N5]*[.N5]*[.B69]*[.B69]+[.N14]*[.N14]*[.C69]*[.C69]+[.N23]*[.N23]*[.D69]*[.D69]+[.N32]*[.N32]*[.E69]*[.E69]+[.N41]*[.N41]*[.F69]*[.F69]+[.N50]*[.N50]*[.G69]*[.G69]+[.N59]*[.N59]*[.H69]*[.H69])" office:value-type="float" office:value="0.0102136745463366" calcext:value-type="float">
            <text:p>0.010213674546337</text:p>
          </table:table-cell>
          <table:table-cell table:formula="of:=SQRT([.O5]*[.O5]*[.B69]*[.B69]+[.O14]*[.O14]*[.C69]*[.C69]+[.O23]*[.O23]*[.D69]*[.D69]+[.O32]*[.O32]*[.E69]*[.E69]+[.O41]*[.O41]*[.F69]*[.F69]+[.O50]*[.O50]*[.G69]*[.G69]+[.O59]*[.O59]*[.H69]*[.H69])" office:value-type="float" office:value="0.0132492364099086" calcext:value-type="float">
            <text:p>0.013249236409909</text:p>
          </table:table-cell>
          <table:table-cell table:formula="of:=SQRT([.P5]*[.P5]*[.B69]*[.B69]+[.P14]*[.P14]*[.C69]*[.C69]+[.P23]*[.P23]*[.D69]*[.D69]+[.P32]*[.P32]*[.E69]*[.E69]+[.P41]*[.P41]*[.F69]*[.F69]+[.P50]*[.P50]*[.G69]*[.G69]+[.P59]*[.P59]*[.H69]*[.H69])" office:value-type="float" office:value="0.00945995922926833" calcext:value-type="float">
            <text:p>0.009459959229268</text:p>
          </table:table-cell>
          <table:table-cell table:formula="of:=SQRT([.Q5]*[.Q5]*[.B69]*[.B69]+[.Q14]*[.Q14]*[.C69]*[.C69]+[.Q23]*[.Q23]*[.D69]*[.D69]+[.Q32]*[.Q32]*[.E69]*[.E69]+[.Q41]*[.Q41]*[.F69]*[.F69]+[.Q50]*[.Q50]*[.G69]*[.G69]+[.Q59]*[.Q59]*[.H69]*[.H69])" office:value-type="float" office:value="0.0155272591029683" calcext:value-type="float">
            <text:p>0.015527259102968</text:p>
          </table:table-cell>
          <table:table-cell table:formula="of:=SUM([.R79:.R82])" office:value-type="float" office:value="14.5331279679167" calcext:value-type="float">
            <text:p>14.5331279679167</text:p>
          </table:table-cell>
          <table:table-cell table:formula="of:=[.R83]/16" office:value-type="float" office:value="0.908320497994796" calcext:value-type="float">
            <text:p>0.908320497994796</text:p>
          </table:table-cell>
        </table:table-row>
        <table:table-row table:style-name="ro1">
          <table:table-cell table:number-columns-repeated="13"/>
          <table:table-cell table:formula="of:=SQRT([.N6]*[.N6]*[.B70]*[.B70]+[.N15]*[.N15]*[.C70]*[.C70]+[.N24]*[.N24]*[.D70]*[.D70]+[.N33]*[.N33]*[.E70]*[.E70]+[.N42]*[.N42]*[.F70]*[.F70]+[.N51]*[.N51]*[.G70]*[.G70]+[.N60]*[.N60]*[.H70]*[.H70])" office:value-type="float" office:value="0.00448141237952613" calcext:value-type="float">
            <text:p>0.004481412379526</text:p>
          </table:table-cell>
          <table:table-cell table:formula="of:=SQRT([.O6]*[.O6]*[.B70]*[.B70]+[.O15]*[.O15]*[.C70]*[.C70]+[.O24]*[.O24]*[.D70]*[.D70]+[.O33]*[.O33]*[.E70]*[.E70]+[.O42]*[.O42]*[.F70]*[.F70]+[.O51]*[.O51]*[.G70]*[.G70]+[.O60]*[.O60]*[.H70]*[.H70])" office:value-type="float" office:value="0.00732921201868111" calcext:value-type="float">
            <text:p>0.007329212018681</text:p>
          </table:table-cell>
          <table:table-cell table:formula="of:=SQRT([.P6]*[.P6]*[.B70]*[.B70]+[.P15]*[.P15]*[.C70]*[.C70]+[.P24]*[.P24]*[.D70]*[.D70]+[.P33]*[.P33]*[.E70]*[.E70]+[.P42]*[.P42]*[.F70]*[.F70]+[.P51]*[.P51]*[.G70]*[.G70]+[.P60]*[.P60]*[.H70]*[.H70])" office:value-type="float" office:value="0.00513612810909075" calcext:value-type="float">
            <text:p>0.005136128109091</text:p>
          </table:table-cell>
          <table:table-cell table:formula="of:=SQRT([.Q6]*[.Q6]*[.B70]*[.B70]+[.Q15]*[.Q15]*[.C70]*[.C70]+[.Q24]*[.Q24]*[.D70]*[.D70]+[.Q33]*[.Q33]*[.E70]*[.E70]+[.Q42]*[.Q42]*[.F70]*[.F70]+[.Q51]*[.Q51]*[.G70]*[.G70]+[.Q60]*[.Q60]*[.H70]*[.H70])" office:value-type="float" office:value="0.0099218858165375" calcext:value-type="float">
            <text:p>0.009921885816538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SQRT([.N7]*[.N7]*[.B71]*[.B71]+[.N16]*[.N16]*[.C71]*[.C71]+[.N25]*[.N25]*[.D71]*[.D71]+[.N34]*[.N34]*[.E71]*[.E71]+[.N43]*[.N43]*[.F71]*[.F71]+[.N52]*[.N52]*[.G71]*[.G71]+[.N61]*[.N61]*[.H71]*[.H71])" office:value-type="float" office:value="0.00664761547296042" calcext:value-type="float">
            <text:p>0.00664761547296</text:p>
          </table:table-cell>
          <table:table-cell table:formula="of:=SQRT([.O7]*[.O7]*[.B71]*[.B71]+[.O16]*[.O16]*[.C71]*[.C71]+[.O25]*[.O25]*[.D71]*[.D71]+[.O34]*[.O34]*[.E71]*[.E71]+[.O43]*[.O43]*[.F71]*[.F71]+[.O52]*[.O52]*[.G71]*[.G71]+[.O61]*[.O61]*[.H71]*[.H71])" office:value-type="float" office:value="0.0105976818813187" calcext:value-type="float">
            <text:p>0.010597681881319</text:p>
          </table:table-cell>
          <table:table-cell table:formula="of:=SQRT([.P7]*[.P7]*[.B71]*[.B71]+[.P16]*[.P16]*[.C71]*[.C71]+[.P25]*[.P25]*[.D71]*[.D71]+[.P34]*[.P34]*[.E71]*[.E71]+[.P43]*[.P43]*[.F71]*[.F71]+[.P52]*[.P52]*[.G71]*[.G71]+[.P61]*[.P61]*[.H71]*[.H71])" office:value-type="float" office:value="0.00736590955326605" calcext:value-type="float">
            <text:p>0.007365909553266</text:p>
          </table:table-cell>
          <table:table-cell table:formula="of:=SQRT([.Q7]*[.Q7]*[.B71]*[.B71]+[.Q16]*[.Q16]*[.C71]*[.C71]+[.Q25]*[.Q25]*[.D71]*[.D71]+[.Q34]*[.Q34]*[.E71]*[.E71]+[.Q43]*[.Q43]*[.F71]*[.F71]+[.Q52]*[.Q52]*[.G71]*[.G71]+[.Q61]*[.Q61]*[.H71]*[.H71])" office:value-type="float" office:value="0.0152651081272278" calcext:value-type="float">
            <text:p>0.015265108127228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SQRT([.N8]*[.N8]*[.B72]*[.B72]+[.N17]*[.N17]*[.C72]*[.C72]+[.N26]*[.N26]*[.D72]*[.D72]+[.N35]*[.N35]*[.E72]*[.E72]+[.N44]*[.N44]*[.F72]*[.F72]+[.N53]*[.N53]*[.G72]*[.G72]+[.N62]*[.N62]*[.H72]*[.H72])" office:value-type="float" office:value="0.00379730380198681" calcext:value-type="float">
            <text:p>0.003797303801987</text:p>
          </table:table-cell>
          <table:table-cell table:formula="of:=SQRT([.O8]*[.O8]*[.B72]*[.B72]+[.O17]*[.O17]*[.C72]*[.C72]+[.O26]*[.O26]*[.D72]*[.D72]+[.O35]*[.O35]*[.E72]*[.E72]+[.O44]*[.O44]*[.F72]*[.F72]+[.O53]*[.O53]*[.G72]*[.G72]+[.O62]*[.O62]*[.H72]*[.H72])" office:value-type="float" office:value="0.00660304613880261" calcext:value-type="float">
            <text:p>0.006603046138803</text:p>
          </table:table-cell>
          <table:table-cell table:formula="of:=SQRT([.P8]*[.P8]*[.B72]*[.B72]+[.P17]*[.P17]*[.C72]*[.C72]+[.P26]*[.P26]*[.D72]*[.D72]+[.P35]*[.P35]*[.E72]*[.E72]+[.P44]*[.P44]*[.F72]*[.F72]+[.P53]*[.P53]*[.G72]*[.G72]+[.P62]*[.P62]*[.H72]*[.H72])" office:value-type="float" office:value="0.00446271134254881" calcext:value-type="float">
            <text:p>0.004462711342549</text:p>
          </table:table-cell>
          <table:table-cell table:formula="of:=SQRT([.Q8]*[.Q8]*[.B72]*[.B72]+[.Q17]*[.Q17]*[.C72]*[.C72]+[.Q26]*[.Q26]*[.D72]*[.D72]+[.Q35]*[.Q35]*[.E72]*[.E72]+[.Q44]*[.Q44]*[.F72]*[.F72]+[.Q53]*[.Q53]*[.G72]*[.G72]+[.Q62]*[.Q62]*[.H72]*[.H72])" office:value-type="float" office:value="0.0105257418561689" calcext:value-type="float">
            <text:p>0.01052574185616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4:39:35.092786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1:24:45.200683554</meta:creation-date>
    <dc:date>2017-03-03T14:43:45.390298813</dc:date>
    <meta:editing-duration>PT23M2S</meta:editing-duration>
    <meta:editing-cycles>5</meta:editing-cycles>
    <meta:generator>LibreOffice/5.2.5.1$Linux_X86_64 LibreOffice_project/20m0$Build-1</meta:generator>
    <meta:document-statistic meta:table-count="1" meta:cell-count="830" meta:object-count="0"/>
  </office:meta>
</office:document-meta>
</file>